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134">
      <style:text-properties fo:font-size="7pt" style:font-size-asian="7pt" style:font-size-complex="7pt"/>
    </style:style>
    <style:style style:name="ce2" style:family="table-cell" style:parent-style-name="Default" style:data-style-name="N20000"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43.12mm" svg:height="78.43mm" svg:x="148.94mm" svg:y="0.38mm">
            <loext:p draw:notify-on-update-of-ranges="Feuille1.A1:Feuille1.A13 Feuille1.B1:Feuille1.B13 Feuille1.C1:Feuille1.C13 Feuille1.D1:Feuille1.D13 Feuille1.E1:Feuille1.E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0.93mm" svg:height="69.58mm" svg:x="150.28mm" svg:y="80.87mm">
            <loext:p draw:notify-on-update-of-ranges="Feuille1.A20:Feuille1.A32 Feuille1.B20:Feuille1.B32 Feuille1.C20:Feuille1.C32 Feuille1.D20:Feuille1.D32 Feuille1.E20:Feuille1.E3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float" office:value="2.16192765015222" calcext:value-type="float">
            <text:p>2.161927650152220</text:p>
          </table:table-cell>
          <table:table-cell office:value-type="float" office:value="0.346143183847788" calcext:value-type="float">
            <text:p>0.346143183847788</text:p>
          </table:table-cell>
          <table:table-cell office:value-type="float" office:value="1.13441614819359" calcext:value-type="float">
            <text:p>1.134416148193590</text:p>
          </table:table-cell>
          <table:table-cell office:value-type="float" office:value="0.957548955454671" calcext:value-type="float">
            <text:p>0.957548955454671</text:p>
          </table:table-cell>
          <table:table-cell office:value-type="float" office:value="0.927165607582701" calcext:value-type="float">
            <text:p>0.927165607582701</text:p>
          </table:table-cell>
          <table:table-cell table:number-columns-repeated="1019"/>
        </table:table-row>
        <table:table-row table:style-name="ro1">
          <table:table-cell office:value-type="float" office:value="0.407402672127236" calcext:value-type="float">
            <text:p>0.407402672127236</text:p>
          </table:table-cell>
          <table:table-cell office:value-type="float" office:value="0.0257332502900215" calcext:value-type="float">
            <text:p>0.025733250290022</text:p>
          </table:table-cell>
          <table:table-cell office:value-type="float" office:value="0.0923829690877009" calcext:value-type="float">
            <text:p>0.092382969087701</text:p>
          </table:table-cell>
          <table:table-cell office:value-type="float" office:value="0.238591299460091" calcext:value-type="float">
            <text:p>0.238591299460091</text:p>
          </table:table-cell>
          <table:table-cell office:value-type="float" office:value="0.454275630986272" calcext:value-type="float">
            <text:p>0.454275630986272</text:p>
          </table:table-cell>
          <table:table-cell table:number-columns-repeated="1019"/>
        </table:table-row>
        <table:table-row table:style-name="ro1">
          <table:table-cell office:value-type="float" office:value="0.4069695327927" calcext:value-type="float">
            <text:p>0.406969532792700</text:p>
          </table:table-cell>
          <table:table-cell office:value-type="float" office:value="0.0000712335400645535" calcext:value-type="float">
            <text:p>0.000071233540065</text:p>
          </table:table-cell>
          <table:table-cell office:value-type="float" office:value="0.00147317371671042" calcext:value-type="float">
            <text:p>0.001473173716710</text:p>
          </table:table-cell>
          <table:table-cell office:value-type="float" office:value="0.188024526325319" calcext:value-type="float">
            <text:p>0.188024526325319</text:p>
          </table:table-cell>
          <table:table-cell office:value-type="float" office:value="0.346398463731565" calcext:value-type="float">
            <text:p>0.346398463731565</text:p>
          </table:table-cell>
          <table:table-cell table:number-columns-repeated="1019"/>
        </table:table-row>
        <table:table-row table:style-name="ro1">
          <table:table-cell office:value-type="float" office:value="0.406563473690245" calcext:value-type="float">
            <text:p>0.406563473690245</text:p>
          </table:table-cell>
          <table:table-cell office:value-type="float" office:value="0.000000000405700057484665" calcext:value-type="float">
            <text:p>0.000000000405700</text:p>
          </table:table-cell>
          <table:table-cell office:value-type="float" office:value="0.000000763019637987719" calcext:value-type="float">
            <text:p>0.000000763019638</text:p>
          </table:table-cell>
          <table:table-cell office:value-type="float" office:value="0.168409967156779" calcext:value-type="float">
            <text:p>0.168409967156779</text:p>
          </table:table-cell>
          <table:table-cell office:value-type="float" office:value="0.30491794044921" calcext:value-type="float">
            <text:p>0.304917940449210</text:p>
          </table:table-cell>
          <table:table-cell table:number-columns-repeated="1019"/>
        </table:table-row>
        <table:table-row table:style-name="ro1">
          <table:table-cell office:value-type="float" office:value="0.406182040292332" calcext:value-type="float">
            <text:p>0.406182040292332</text:p>
          </table:table-cell>
          <table:table-cell office:value-type="float" office:value="7.0763110837546E-017" calcext:value-type="float">
            <text:p>0.000000000000000</text:p>
          </table:table-cell>
          <table:table-cell office:value-type="float" office:value="0.000000000000217759976988058" calcext:value-type="float">
            <text:p>0.000000000000218</text:p>
          </table:table-cell>
          <table:table-cell office:value-type="float" office:value="0.158190175943655" calcext:value-type="float">
            <text:p>0.158190175943655</text:p>
          </table:table-cell>
          <table:table-cell office:value-type="float" office:value="0.283897605279654" calcext:value-type="float">
            <text:p>0.283897605279654</text:p>
          </table:table-cell>
          <table:table-cell table:number-columns-repeated="1019"/>
        </table:table-row>
        <table:table-row table:style-name="ro1">
          <table:table-cell office:value-type="float" office:value="0.405823065308689" calcext:value-type="float">
            <text:p>0.405823065308689</text:p>
          </table:table-cell>
          <table:table-cell table:number-columns-repeated="2"/>
          <table:table-cell office:value-type="float" office:value="0.151952839034878" calcext:value-type="float">
            <text:p>0.151952839034878</text:p>
          </table:table-cell>
          <table:table-cell office:value-type="float" office:value="0.271355556737993" calcext:value-type="float">
            <text:p>0.271355556737993</text:p>
          </table:table-cell>
          <table:table-cell table:number-columns-repeated="1019"/>
        </table:table-row>
        <table:table-row table:style-name="ro1">
          <table:table-cell office:value-type="float" office:value="0.405484627941597" calcext:value-type="float">
            <text:p>0.405484627941597</text:p>
          </table:table-cell>
          <table:table-cell table:number-columns-repeated="2"/>
          <table:table-cell office:value-type="float" office:value="0.147758681743822" calcext:value-type="float">
            <text:p>0.147758681743822</text:p>
          </table:table-cell>
          <table:table-cell office:value-type="float" office:value="0.26306543968249" calcext:value-type="float">
            <text:p>0.263065439682490</text:p>
          </table:table-cell>
          <table:table-cell table:number-columns-repeated="1019"/>
        </table:table-row>
        <table:table-row table:style-name="ro1">
          <table:table-cell office:value-type="float" office:value="0.405165019874878" calcext:value-type="float">
            <text:p>0.405165019874878</text:p>
          </table:table-cell>
          <table:table-cell table:number-columns-repeated="2"/>
          <table:table-cell office:value-type="float" office:value="0.144748250734573" calcext:value-type="float">
            <text:p>0.144748250734573</text:p>
          </table:table-cell>
          <table:table-cell office:value-type="float" office:value="0.257193020403242" calcext:value-type="float">
            <text:p>0.257193020403242</text:p>
          </table:table-cell>
          <table:table-cell table:number-columns-repeated="1019"/>
        </table:table-row>
        <table:table-row table:style-name="ro1">
          <table:table-cell office:value-type="float" office:value="0.404862716734724" calcext:value-type="float">
            <text:p>0.404862716734724</text:p>
          </table:table-cell>
          <table:table-cell table:number-columns-repeated="2"/>
          <table:table-cell office:value-type="float" office:value="0.142483750239291" calcext:value-type="float">
            <text:p>0.142483750239291</text:p>
          </table:table-cell>
          <table:table-cell office:value-type="float" office:value="0.252821313095838" calcext:value-type="float">
            <text:p>0.252821313095838</text:p>
          </table:table-cell>
          <table:table-cell table:number-columns-repeated="1019"/>
        </table:table-row>
        <table:table-row table:style-name="ro1">
          <table:table-cell office:value-type="float" office:value="0.404576354023434" calcext:value-type="float">
            <text:p>0.404576354023434</text:p>
          </table:table-cell>
          <table:table-cell table:number-columns-repeated="2"/>
          <table:table-cell office:value-type="float" office:value="0.140719157448554" calcext:value-type="float">
            <text:p>0.140719157448554</text:p>
          </table:table-cell>
          <table:table-cell office:value-type="float" office:value="0.249443090028035" calcext:value-type="float">
            <text:p>0.249443090028035</text:p>
          </table:table-cell>
          <table:table-cell table:number-columns-repeated="1019"/>
        </table:table-row>
        <table:table-row table:style-name="ro1">
          <table:table-cell office:value-type="float" office:value="0.404304706729973" calcext:value-type="float">
            <text:p>0.404304706729973</text:p>
          </table:table-cell>
          <table:table-cell table:number-columns-repeated="2"/>
          <table:table-cell office:value-type="float" office:value="0.13930573876581" calcext:value-type="float">
            <text:p>0.139305738765810</text:p>
          </table:table-cell>
          <table:table-cell office:value-type="float" office:value="0.24675573740562" calcext:value-type="float">
            <text:p>0.246755737405620</text:p>
          </table:table-cell>
          <table:table-cell table:number-columns-repeated="1019"/>
        </table:table-row>
        <table:table-row table:style-name="ro1">
          <table:table-cell office:value-type="float" office:value="0.404046671979063" calcext:value-type="float">
            <text:p>0.404046671979063</text:p>
          </table:table-cell>
          <table:table-cell table:number-columns-repeated="2"/>
          <table:table-cell office:value-type="float" office:value="0.13814834899395" calcext:value-type="float">
            <text:p>0.138148348993950</text:p>
          </table:table-cell>
          <table:table-cell office:value-type="float" office:value="0.244567820508383" calcext:value-type="float">
            <text:p>0.244567820508383</text:p>
          </table:table-cell>
          <table:table-cell table:number-columns-repeated="1019"/>
        </table:table-row>
        <table:table-row table:style-name="ro1">
          <table:table-cell office:value-type="float" office:value="0.403801254203918" calcext:value-type="float">
            <text:p>0.403801254203918</text:p>
          </table:table-cell>
          <table:table-cell table:number-columns-repeated="2"/>
          <table:table-cell office:value-type="float" office:value="0.137183319409857" calcext:value-type="float">
            <text:p>0.137183319409857</text:p>
          </table:table-cell>
          <table:table-cell office:value-type="float" office:value="0.242752447495024" calcext:value-type="float">
            <text:p>0.242752447495024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formula="of:=[.A1]/[.A$1]" office:value-type="float" office:value="1" calcext:value-type="float">
            <text:p>1.000000000000000</text:p>
          </table:table-cell>
          <table:table-cell table:formula="of:=[.B1]/[.B$1]" office:value-type="float" office:value="1" calcext:value-type="float">
            <text:p>1.000000000000000</text:p>
          </table:table-cell>
          <table:table-cell table:formula="of:=[.C1]/[.C$1]" office:value-type="float" office:value="1" calcext:value-type="float">
            <text:p>1.000000000000000</text:p>
          </table:table-cell>
          <table:table-cell table:formula="of:=[.D1]/[.D$1]" office:value-type="float" office:value="1" calcext:value-type="float">
            <text:p>1.000000000000000</text:p>
          </table:table-cell>
          <table:table-cell table:formula="of:=[.E1]/[.E$1]" office:value-type="float" office:value="1" calcext:value-type="float">
            <text:p>1.000000000000000</text:p>
          </table:table-cell>
          <table:table-cell table:number-columns-repeated="1019"/>
        </table:table-row>
        <table:table-row table:style-name="ro1">
          <table:table-cell table:formula="of:=[.A2]/[.A$1]" office:value-type="float" office:value="0.188444174854117" calcext:value-type="float">
            <text:p>0.188444174854117</text:p>
          </table:table-cell>
          <table:table-cell table:formula="of:=[.B2]/[.B$1]" office:value-type="float" office:value="0.0743427907606507" calcext:value-type="float">
            <text:p>0.074342790760651</text:p>
          </table:table-cell>
          <table:table-cell table:formula="of:=[.C2]/[.C$1]" office:value-type="float" office:value="0.0814365779566951" calcext:value-type="float">
            <text:p>0.081436577956695</text:p>
          </table:table-cell>
          <table:table-cell table:formula="of:=[.D2]/[.D$1]" office:value-type="float" office:value="0.249168774192648" calcext:value-type="float">
            <text:p>0.249168774192648</text:p>
          </table:table-cell>
          <table:table-cell table:formula="of:=[.E2]/[.E$1]" office:value-type="float" office:value="0.489961693219679" calcext:value-type="float">
            <text:p>0.489961693219679</text:p>
          </table:table-cell>
          <table:table-cell table:number-columns-repeated="1019"/>
        </table:table-row>
        <table:table-row table:style-name="ro1">
          <table:table-cell table:formula="of:=[.A3]/[.A$1]" office:value-type="float" office:value="0.188243826181716" calcext:value-type="float">
            <text:p>0.188243826181716</text:p>
          </table:table-cell>
          <table:table-cell table:formula="of:=[.B3]/[.B$1]" office:value-type="float" office:value="0.000205792121262389" calcext:value-type="float">
            <text:p>0.000205792121262</text:p>
          </table:table-cell>
          <table:table-cell table:formula="of:=[.C3]/[.C$1]" office:value-type="float" office:value="0.00129861842945048" calcext:value-type="float">
            <text:p>0.001298618429450</text:p>
          </table:table-cell>
          <table:table-cell table:formula="of:=[.D3]/[.D$1]" office:value-type="float" office:value="0.196360222894338" calcext:value-type="float">
            <text:p>0.196360222894338</text:p>
          </table:table-cell>
          <table:table-cell table:formula="of:=[.E3]/[.E$1]" office:value-type="float" office:value="0.373610130594352" calcext:value-type="float">
            <text:p>0.373610130594352</text:p>
          </table:table-cell>
          <table:table-cell table:number-columns-repeated="1019"/>
        </table:table-row>
        <table:table-row table:style-name="ro1">
          <table:table-cell table:formula="of:=[.A4]/[.A$1]" office:value-type="float" office:value="0.188056003475241" calcext:value-type="float">
            <text:p>0.188056003475241</text:p>
          </table:table-cell>
          <table:table-cell table:formula="of:=[.B4]/[.B$1]" office:value-type="float" office:value="0.00000000117205849028957" calcext:value-type="float">
            <text:p>0.000000001172058</text:p>
          </table:table-cell>
          <table:table-cell table:formula="of:=[.C4]/[.C$1]" office:value-type="float" office:value="0.000000672609993433829" calcext:value-type="float">
            <text:p>0.000000672609993</text:p>
          </table:table-cell>
          <table:table-cell table:formula="of:=[.D4]/[.D$1]" office:value-type="float" office:value="0.175876090927188" calcext:value-type="float">
            <text:p>0.175876090927188</text:p>
          </table:table-cell>
          <table:table-cell table:formula="of:=[.E4]/[.E$1]" office:value-type="float" office:value="0.328871064624787" calcext:value-type="float">
            <text:p>0.328871064624787</text:p>
          </table:table-cell>
          <table:table-cell table:number-columns-repeated="1019"/>
        </table:table-row>
        <table:table-row table:style-name="ro1">
          <table:table-cell table:formula="of:=[.A5]/[.A$1]" office:value-type="float" office:value="0.187879571392564" calcext:value-type="float">
            <text:p>0.187879571392564</text:p>
          </table:table-cell>
          <table:table-cell table:formula="of:=[.B5]/[.B$1]" office:value-type="float" office:value="2.04433061633428E-016" calcext:value-type="float">
            <text:p>0.000000000000000</text:p>
          </table:table-cell>
          <table:table-cell table:formula="of:=[.C5]/[.C$1]" office:value-type="float" office:value="0.000000000000191957754951579" calcext:value-type="float">
            <text:p>0.000000000000192</text:p>
          </table:table-cell>
          <table:table-cell table:formula="of:=[.D5]/[.D$1]" office:value-type="float" office:value="0.165203225425212" calcext:value-type="float">
            <text:p>0.165203225425212</text:p>
          </table:table-cell>
          <table:table-cell table:formula="of:=[.E5]/[.E$1]" office:value-type="float" office:value="0.306199456664306" calcext:value-type="float">
            <text:p>0.306199456664306</text:p>
          </table:table-cell>
          <table:table-cell table:number-columns-repeated="1019"/>
        </table:table-row>
        <table:table-row table:style-name="ro1">
          <table:table-cell table:formula="of:=[.A6]/[.A$1]" office:value-type="float" office:value="0.187713527453204" calcext:value-type="float">
            <text:p>0.187713527453204</text:p>
          </table:table-cell>
          <table:table-cell table:formula="of:=[.B6]/[.B$1]" office:value-type="float" office:value="0" calcext:value-type="float">
            <text:p>0.000000000000000</text:p>
          </table:table-cell>
          <table:table-cell table:formula="of:=[.C6]/[.C$1]" office:value-type="float" office:value="0" calcext:value-type="float">
            <text:p>0.000000000000000</text:p>
          </table:table-cell>
          <table:table-cell table:formula="of:=[.D6]/[.D$1]" office:value-type="float" office:value="0.158689368485318" calcext:value-type="float">
            <text:p>0.158689368485318</text:p>
          </table:table-cell>
          <table:table-cell table:formula="of:=[.E6]/[.E$1]" office:value-type="float" office:value="0.292672155350401" calcext:value-type="float">
            <text:p>0.292672155350401</text:p>
          </table:table-cell>
          <table:table-cell table:number-columns-repeated="1019"/>
        </table:table-row>
        <table:table-row table:style-name="ro1">
          <table:table-cell table:formula="of:=[.A7]/[.A$1]" office:value-type="float" office:value="0.187556983191851" calcext:value-type="float">
            <text:p>0.187556983191851</text:p>
          </table:table-cell>
          <table:table-cell table:formula="of:=[.B7]/[.B$1]" office:value-type="float" office:value="0" calcext:value-type="float">
            <text:p>0.000000000000000</text:p>
          </table:table-cell>
          <table:table-cell table:formula="of:=[.C7]/[.C$1]" office:value-type="float" office:value="0" calcext:value-type="float">
            <text:p>0.000000000000000</text:p>
          </table:table-cell>
          <table:table-cell table:formula="of:=[.D7]/[.D$1]" office:value-type="float" office:value="0.154309271502115" calcext:value-type="float">
            <text:p>0.154309271502115</text:p>
          </table:table-cell>
          <table:table-cell table:formula="of:=[.E7]/[.E$1]" office:value-type="float" office:value="0.28373080011925" calcext:value-type="float">
            <text:p>0.283730800119250</text:p>
          </table:table-cell>
          <table:table-cell table:number-columns-repeated="1019"/>
        </table:table-row>
        <table:table-row table:style-name="ro1">
          <table:table-cell table:formula="of:=[.A8]/[.A$1]" office:value-type="float" office:value="0.187409148426567" calcext:value-type="float">
            <text:p>0.187409148426567</text:p>
          </table:table-cell>
          <table:table-cell table:formula="of:=[.B8]/[.B$1]" office:value-type="float" office:value="0" calcext:value-type="float">
            <text:p>0.000000000000000</text:p>
          </table:table-cell>
          <table:table-cell table:formula="of:=[.C8]/[.C$1]" office:value-type="float" office:value="0" calcext:value-type="float">
            <text:p>0.000000000000000</text:p>
          </table:table-cell>
          <table:table-cell table:formula="of:=[.D8]/[.D$1]" office:value-type="float" office:value="0.151165378970982" calcext:value-type="float">
            <text:p>0.151165378970982</text:p>
          </table:table-cell>
          <table:table-cell table:formula="of:=[.E8]/[.E$1]" office:value-type="float" office:value="0.277397067255109" calcext:value-type="float">
            <text:p>0.277397067255109</text:p>
          </table:table-cell>
          <table:table-cell table:number-columns-repeated="1019"/>
        </table:table-row>
        <table:table-row table:style-name="ro1">
          <table:table-cell table:formula="of:=[.A9]/[.A$1]" office:value-type="float" office:value="0.187269318057992" calcext:value-type="float">
            <text:p>0.187269318057992</text:p>
          </table:table-cell>
          <table:table-cell table:formula="of:=[.B9]/[.B$1]" office:value-type="float" office:value="0" calcext:value-type="float">
            <text:p>0.000000000000000</text:p>
          </table:table-cell>
          <table:table-cell table:formula="of:=[.C9]/[.C$1]" office:value-type="float" office:value="0" calcext:value-type="float">
            <text:p>0.000000000000000</text:p>
          </table:table-cell>
          <table:table-cell table:formula="of:=[.D9]/[.D$1]" office:value-type="float" office:value="0.148800486312093" calcext:value-type="float">
            <text:p>0.148800486312093</text:p>
          </table:table-cell>
          <table:table-cell table:formula="of:=[.E9]/[.E$1]" office:value-type="float" office:value="0.272681936245448" calcext:value-type="float">
            <text:p>0.272681936245448</text:p>
          </table:table-cell>
          <table:table-cell table:number-columns-repeated="1019"/>
        </table:table-row>
        <table:table-row table:style-name="ro1">
          <table:table-cell table:formula="of:=[.A10]/[.A$1]" office:value-type="float" office:value="0.187136860937482" calcext:value-type="float">
            <text:p>0.187136860937482</text:p>
          </table:table-cell>
          <table:table-cell table:formula="of:=[.B10]/[.B$1]" office:value-type="float" office:value="0" calcext:value-type="float">
            <text:p>0.000000000000000</text:p>
          </table:table-cell>
          <table:table-cell table:formula="of:=[.C10]/[.C$1]" office:value-type="float" office:value="0" calcext:value-type="float">
            <text:p>0.000000000000000</text:p>
          </table:table-cell>
          <table:table-cell table:formula="of:=[.D10]/[.D$1]" office:value-type="float" office:value="0.146957663779955" calcext:value-type="float">
            <text:p>0.146957663779955</text:p>
          </table:table-cell>
          <table:table-cell table:formula="of:=[.E10]/[.E$1]" office:value-type="float" office:value="0.269038333592184" calcext:value-type="float">
            <text:p>0.269038333592184</text:p>
          </table:table-cell>
          <table:table-cell table:number-columns-repeated="1019"/>
        </table:table-row>
        <table:table-row table:style-name="ro1">
          <table:table-cell table:formula="of:=[.A11]/[.A$1]" office:value-type="float" office:value="0.187011210435976" calcext:value-type="float">
            <text:p>0.187011210435976</text:p>
          </table:table-cell>
          <table:table-cell table:formula="of:=[.B11]/[.B$1]" office:value-type="float" office:value="0" calcext:value-type="float">
            <text:p>0.000000000000000</text:p>
          </table:table-cell>
          <table:table-cell table:formula="of:=[.C11]/[.C$1]" office:value-type="float" office:value="0" calcext:value-type="float">
            <text:p>0.000000000000000</text:p>
          </table:table-cell>
          <table:table-cell table:formula="of:=[.D11]/[.D$1]" office:value-type="float" office:value="0.145481583967332" calcext:value-type="float">
            <text:p>0.145481583967332</text:p>
          </table:table-cell>
          <table:table-cell table:formula="of:=[.E11]/[.E$1]" office:value-type="float" office:value="0.266139873381369" calcext:value-type="float">
            <text:p>0.266139873381369</text:p>
          </table:table-cell>
          <table:table-cell table:number-columns-repeated="1019"/>
        </table:table-row>
        <table:table-row table:style-name="ro1">
          <table:table-cell table:formula="of:=[.A12]/[.A$1]" office:value-type="float" office:value="0.186891856418329" calcext:value-type="float">
            <text:p>0.186891856418329</text:p>
          </table:table-cell>
          <table:table-cell table:formula="of:=[.B12]/[.B$1]" office:value-type="float" office:value="0" calcext:value-type="float">
            <text:p>0.000000000000000</text:p>
          </table:table-cell>
          <table:table-cell table:formula="of:=[.C12]/[.C$1]" office:value-type="float" office:value="0" calcext:value-type="float">
            <text:p>0.000000000000000</text:p>
          </table:table-cell>
          <table:table-cell table:formula="of:=[.D12]/[.D$1]" office:value-type="float" office:value="0.144272883602441" calcext:value-type="float">
            <text:p>0.144272883602441</text:p>
          </table:table-cell>
          <table:table-cell table:formula="of:=[.E12]/[.E$1]" office:value-type="float" office:value="0.263780082552909" calcext:value-type="float">
            <text:p>0.263780082552909</text:p>
          </table:table-cell>
          <table:table-cell table:number-columns-repeated="1019"/>
        </table:table-row>
        <table:table-row table:style-name="ro1">
          <table:table-cell table:formula="of:=[.A13]/[.A$1]" office:value-type="float" office:value="0.186778338384953" calcext:value-type="float">
            <text:p>0.186778338384953</text:p>
          </table:table-cell>
          <table:table-cell table:formula="of:=[.B13]/[.B$1]" office:value-type="float" office:value="0" calcext:value-type="float">
            <text:p>0.000000000000000</text:p>
          </table:table-cell>
          <table:table-cell table:formula="of:=[.C13]/[.C$1]" office:value-type="float" office:value="0" calcext:value-type="float">
            <text:p>0.000000000000000</text:p>
          </table:table-cell>
          <table:table-cell table:formula="of:=[.D13]/[.D$1]" office:value-type="float" office:value="0.143265071334884" calcext:value-type="float">
            <text:p>0.143265071334884</text:p>
          </table:table-cell>
          <table:table-cell table:formula="of:=[.E13]/[.E$1]" office:value-type="float" office:value="0.261822101153996" calcext:value-type="float">
            <text:p>0.261822101153996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shapes>
          <draw:frame draw:z-index="0" draw:style-name="gr1" draw:text-style-name="P1" svg:width="143.12mm" svg:height="78.43mm" svg:x="148.94mm" svg:y="0.38mm">
            <loext:p draw:notify-on-update-of-ranges="Feuille2.A1:Feuille2.A13 Feuille2.B1:Feuille2.B13 Feuille2.C1:Feuille2.C13 Feuille2.D1:Feuille2.D13 Feuille2.E1:Feuille2.E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40.93mm" svg:height="69.58mm" svg:x="150.28mm" svg:y="80.87mm">
            <loext:p draw:notify-on-update-of-ranges="Feuille2.A20:Feuille2.A32 Feuille2.B20:Feuille2.B32 Feuille2.C20:Feuille2.C32 Feuille2.D20:Feuille2.D32 Feuille2.E20:Feuille2.E3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float" office:value="1.45105753641702" calcext:value-type="float">
            <text:p>1.451057536417020</text:p>
          </table:table-cell>
          <table:table-cell office:value-type="float" office:value="0.722164142597463" calcext:value-type="float">
            <text:p>0.722164142597463</text:p>
          </table:table-cell>
          <table:table-cell office:value-type="float" office:value="1.1180339887499" calcext:value-type="float">
            <text:p>1.118033988749900</text:p>
          </table:table-cell>
          <table:table-cell office:value-type="float" office:value="0.01090020834939" calcext:value-type="float">
            <text:p>0.010900208349390</text:p>
          </table:table-cell>
          <table:table-cell office:value-type="float" office:value="1.14965970268144" calcext:value-type="float">
            <text:p>1.149659702681440</text:p>
          </table:table-cell>
          <table:table-cell table:number-columns-repeated="1019"/>
        </table:table-row>
        <table:table-row table:style-name="ro1">
          <table:table-cell office:value-type="float" office:value="1.15193948689559" calcext:value-type="float">
            <text:p>1.151939486895590</text:p>
          </table:table-cell>
          <table:table-cell office:value-type="float" office:value="0.666418449944969" calcext:value-type="float">
            <text:p>0.666418449944969</text:p>
          </table:table-cell>
          <table:table-cell office:value-type="float" office:value="0.213336760685375" calcext:value-type="float">
            <text:p>0.213336760685375</text:p>
          </table:table-cell>
          <table:table-cell office:value-type="float" office:value="0.010899418203124" calcext:value-type="float">
            <text:p>0.010899418203124</text:p>
          </table:table-cell>
          <table:table-cell office:value-type="float" office:value="0.296223872618964" calcext:value-type="float">
            <text:p>0.296223872618964</text:p>
          </table:table-cell>
          <table:table-cell table:number-columns-repeated="1019"/>
        </table:table-row>
        <table:table-row table:style-name="ro1">
          <table:table-cell office:value-type="float" office:value="0.923933150711873" calcext:value-type="float">
            <text:p>0.923933150711873</text:p>
          </table:table-cell>
          <table:table-cell office:value-type="float" office:value="0.4577742964993" calcext:value-type="float">
            <text:p>0.457774296499300</text:p>
          </table:table-cell>
          <table:table-cell office:value-type="float" office:value="0.0443187077707629" calcext:value-type="float">
            <text:p>0.044318707770763</text:p>
          </table:table-cell>
          <table:table-cell office:value-type="float" office:value="0.010892405913848" calcext:value-type="float">
            <text:p>0.010892405913848</text:p>
          </table:table-cell>
          <table:table-cell office:value-type="float" office:value="0.0582902579915301" calcext:value-type="float">
            <text:p>0.058290257991530</text:p>
          </table:table-cell>
          <table:table-cell table:number-columns-repeated="1019"/>
        </table:table-row>
        <table:table-row table:style-name="ro1">
          <table:table-cell office:value-type="float" office:value="0.894671366689111" calcext:value-type="float">
            <text:p>0.894671366689111</text:p>
          </table:table-cell>
          <table:table-cell office:value-type="float" office:value="0.141633684047266" calcext:value-type="float">
            <text:p>0.141633684047266</text:p>
          </table:table-cell>
          <table:table-cell office:value-type="float" office:value="0.00858265978806519" calcext:value-type="float">
            <text:p>0.008582659788065</text:p>
          </table:table-cell>
          <table:table-cell office:value-type="float" office:value="0.0108333086269811" calcext:value-type="float">
            <text:p>0.010833308626981</text:p>
          </table:table-cell>
          <table:table-cell office:value-type="float" office:value="0.011767836999974" calcext:value-type="float">
            <text:p>0.011767836999974</text:p>
          </table:table-cell>
          <table:table-cell table:number-columns-repeated="1019"/>
        </table:table-row>
        <table:table-row table:style-name="ro1">
          <table:table-cell office:value-type="float" office:value="0.871680460311235" calcext:value-type="float">
            <text:p>0.871680460311235</text:p>
          </table:table-cell>
          <table:table-cell office:value-type="float" office:value="0.0381202477519038" calcext:value-type="float">
            <text:p>0.038120247751904</text:p>
          </table:table-cell>
          <table:table-cell office:value-type="float" office:value="0.000927441165383847" calcext:value-type="float">
            <text:p>0.000927441165384</text:p>
          </table:table-cell>
          <table:table-cell office:value-type="float" office:value="0.0104033183327277" calcext:value-type="float">
            <text:p>0.010403318332728</text:p>
          </table:table-cell>
          <table:table-cell office:value-type="float" office:value="0.00149652002094866" calcext:value-type="float">
            <text:p>0.001496520020949</text:p>
          </table:table-cell>
          <table:table-cell table:number-columns-repeated="1019"/>
        </table:table-row>
        <table:table-row table:style-name="ro1">
          <table:table-cell office:value-type="float" office:value="0.85396827967869" calcext:value-type="float">
            <text:p>0.853968279678690</text:p>
          </table:table-cell>
          <table:table-cell office:value-type="float" office:value="0.0327697339208785" calcext:value-type="float">
            <text:p>0.032769733920879</text:p>
          </table:table-cell>
          <table:table-cell office:value-type="float" office:value="0.0000178921970201418" calcext:value-type="float">
            <text:p>0.000017892197020</text:p>
          </table:table-cell>
          <table:table-cell office:value-type="float" office:value="0.00825913455182603" calcext:value-type="float">
            <text:p>0.008259134551826</text:p>
          </table:table-cell>
          <table:table-cell office:value-type="float" office:value="0.0000444387919813494" calcext:value-type="float">
            <text:p>0.000044438791981</text:p>
          </table:table-cell>
          <table:table-cell table:number-columns-repeated="1019"/>
        </table:table-row>
        <table:table-row table:style-name="ro1">
          <table:table-cell office:value-type="float" office:value="0.840179845998768" calcext:value-type="float">
            <text:p>0.840179845998768</text:p>
          </table:table-cell>
          <table:table-cell office:value-type="float" office:value="0.0303821648741674" calcext:value-type="float">
            <text:p>0.030382164874167</text:p>
          </table:table-cell>
          <table:table-cell office:value-type="float" office:value="0.00000000721604517806007" calcext:value-type="float">
            <text:p>0.000000007216045</text:p>
          </table:table-cell>
          <table:table-cell office:value-type="float" office:value="0.00341537493520574" calcext:value-type="float">
            <text:p>0.003415374935206</text:p>
          </table:table-cell>
          <table:table-cell office:value-type="float" office:value="0.0000000444056321713404" calcext:value-type="float">
            <text:p>0.000000044405632</text:p>
          </table:table-cell>
          <table:table-cell table:number-columns-repeated="1019"/>
        </table:table-row>
        <table:table-row table:style-name="ro1">
          <table:table-cell office:value-type="float" office:value="0.829250077040132" calcext:value-type="float">
            <text:p>0.829250077040132</text:p>
          </table:table-cell>
          <table:table-cell office:value-type="float" office:value="0.0290213302825937" calcext:value-type="float">
            <text:p>0.029021330282594</text:p>
          </table:table-cell>
          <table:table-cell office:value-type="float" office:value="1.13797860024079E-015" calcext:value-type="float">
            <text:p>0.000000000000001</text:p>
          </table:table-cell>
          <table:table-cell office:value-type="float" office:value="0.000342674249730029" calcext:value-type="float">
            <text:p>0.000342674249730</text:p>
          </table:table-cell>
          <table:table-cell office:value-type="float" office:value="0.0000000000000445478372084178" calcext:value-type="float">
            <text:p>0.000000000000045</text:p>
          </table:table-cell>
          <table:table-cell table:number-columns-repeated="1019"/>
        </table:table-row>
        <table:table-row table:style-name="ro1">
          <table:table-cell office:value-type="float" office:value="0.820422352369254" calcext:value-type="float">
            <text:p>0.820422352369254</text:p>
          </table:table-cell>
          <table:table-cell office:value-type="float" office:value="0.0281402485714643" calcext:value-type="float">
            <text:p>0.028140248571464</text:p>
          </table:table-cell>
          <table:table-cell table:style-name="Default"/>
          <table:table-cell office:value-type="float" office:value="0.00000271572685628385" calcext:value-type="float">
            <text:p>0.00000271572685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0.813167749099633" calcext:value-type="float">
            <text:p>0.813167749099633</text:p>
          </table:table-cell>
          <table:table-cell office:value-type="float" office:value="0.0275226312018964" calcext:value-type="float">
            <text:p>0.027522631201897</text:p>
          </table:table-cell>
          <table:table-cell table:style-name="Default"/>
          <table:table-cell office:value-type="float" office:value="0.000000000166459762640699" calcext:value-type="float">
            <text:p>0.00000000016646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0.807113204076548" calcext:value-type="float">
            <text:p>0.807113204076548</text:p>
          </table:table-cell>
          <table:table-cell office:value-type="float" office:value="0.0270654318918932" calcext:value-type="float">
            <text:p>0.027065431891893</text:p>
          </table:table-cell>
          <table:table-cell table:style-name="Default"/>
          <table:table-cell office:value-type="float" office:value="5.55111512312578E-017" calcext:value-type="float">
            <text:p>0.00000000000000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0.801991131295987" calcext:value-type="float">
            <text:p>0.801991131295987</text:p>
          </table:table-cell>
          <table:table-cell office:value-type="float" office:value="0.0267132216008963" calcext:value-type="float">
            <text:p>0.02671322160089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0.797605973396465" calcext:value-type="float">
            <text:p>0.797605973396465</text:p>
          </table:table-cell>
          <table:table-cell office:value-type="float" office:value="0.0264335028026571" calcext:value-type="float">
            <text:p>0.026433502802657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formula="of:=[.A1]/[.A$1]" office:value-type="float" office:value="1" calcext:value-type="float">
            <text:p>1.000000000000000</text:p>
          </table:table-cell>
          <table:table-cell table:formula="of:=[.B1]/[.B$1]" office:value-type="float" office:value="1" calcext:value-type="float">
            <text:p>1.000000000000000</text:p>
          </table:table-cell>
          <table:table-cell table:formula="of:=[.C1]/[.C$1]" office:value-type="float" office:value="1" calcext:value-type="float">
            <text:p>1.000000000000000</text:p>
          </table:table-cell>
          <table:table-cell table:formula="of:=[.D1]/[.D$1]" office:value-type="float" office:value="1" calcext:value-type="float">
            <text:p>1.000000000000000</text:p>
          </table:table-cell>
          <table:table-cell table:formula="of:=[.E1]/[.E$1]" office:value-type="float" office:value="1" calcext:value-type="float">
            <text:p>1.000000000000000</text:p>
          </table:table-cell>
          <table:table-cell table:number-columns-repeated="1019"/>
        </table:table-row>
        <table:table-row table:style-name="ro1">
          <table:table-cell table:formula="of:=[.A2]/[.A$1]" office:value-type="float" office:value="0.793862033713689" calcext:value-type="float">
            <text:p>0.793862033713689</text:p>
          </table:table-cell>
          <table:table-cell table:formula="of:=[.B2]/[.B$1]" office:value-type="float" office:value="0.922807448661201" calcext:value-type="float">
            <text:p>0.922807448661201</text:p>
          </table:table-cell>
          <table:table-cell table:formula="of:=[.C2]/[.C$1]" office:value-type="float" office:value="0.190814199596842" calcext:value-type="float">
            <text:p>0.190814199596842</text:p>
          </table:table-cell>
          <table:table-cell table:formula="of:=[.D2]/[.D$1]" office:value-type="float" office:value="0.999927510902485" calcext:value-type="float">
            <text:p>0.999927510902485</text:p>
          </table:table-cell>
          <table:table-cell table:formula="of:=[.E2]/[.E$1]" office:value-type="float" office:value="0.257662221201682" calcext:value-type="float">
            <text:p>0.257662221201682</text:p>
          </table:table-cell>
          <table:table-cell table:number-columns-repeated="1019"/>
        </table:table-row>
        <table:table-row table:style-name="ro1">
          <table:table-cell table:formula="of:=[.A3]/[.A$1]" office:value-type="float" office:value="0.636730885939414" calcext:value-type="float">
            <text:p>0.636730885939414</text:p>
          </table:table-cell>
          <table:table-cell table:formula="of:=[.B3]/[.B$1]" office:value-type="float" office:value="0.633892309929413" calcext:value-type="float">
            <text:p>0.633892309929413</text:p>
          </table:table-cell>
          <table:table-cell table:formula="of:=[.C3]/[.C$1]" office:value-type="float" office:value="0.0396398573001496" calcext:value-type="float">
            <text:p>0.039639857300150</text:p>
          </table:table-cell>
          <table:table-cell table:formula="of:=[.D3]/[.D$1]" office:value-type="float" office:value="0.999284193907871" calcext:value-type="float">
            <text:p>0.999284193907871</text:p>
          </table:table-cell>
          <table:table-cell table:formula="of:=[.E3]/[.E$1]" office:value-type="float" office:value="0.0507021841816107" calcext:value-type="float">
            <text:p>0.050702184181611</text:p>
          </table:table-cell>
          <table:table-cell table:number-columns-repeated="1019"/>
        </table:table-row>
        <table:table-row table:style-name="ro1">
          <table:table-cell table:formula="of:=[.A4]/[.A$1]" office:value-type="float" office:value="0.616565052891184" calcext:value-type="float">
            <text:p>0.616565052891184</text:p>
          </table:table-cell>
          <table:table-cell table:formula="of:=[.B4]/[.B$1]" office:value-type="float" office:value="0.196123949796014" calcext:value-type="float">
            <text:p>0.196123949796014</text:p>
          </table:table-cell>
          <table:table-cell table:formula="of:=[.C4]/[.C$1]" office:value-type="float" office:value="0.00767656428554708" calcext:value-type="float">
            <text:p>0.007676564285547</text:p>
          </table:table-cell>
          <table:table-cell table:formula="of:=[.D4]/[.D$1]" office:value-type="float" office:value="0.993862528103636" calcext:value-type="float">
            <text:p>0.993862528103636</text:p>
          </table:table-cell>
          <table:table-cell table:formula="of:=[.E4]/[.E$1]" office:value-type="float" office:value="0.0102359306606355" calcext:value-type="float">
            <text:p>0.010235930660636</text:p>
          </table:table-cell>
          <table:table-cell table:number-columns-repeated="1019"/>
        </table:table-row>
        <table:table-row table:style-name="ro1">
          <table:table-cell table:formula="of:=[.A5]/[.A$1]" office:value-type="float" office:value="0.600720811156535" calcext:value-type="float">
            <text:p>0.600720811156535</text:p>
          </table:table-cell>
          <table:table-cell table:formula="of:=[.B5]/[.B$1]" office:value-type="float" office:value="0.0527861264542903" calcext:value-type="float">
            <text:p>0.052786126454290</text:p>
          </table:table-cell>
          <table:table-cell table:formula="of:=[.C5]/[.C$1]" office:value-type="float" office:value="0.000829528596371962" calcext:value-type="float">
            <text:p>0.000829528596372</text:p>
          </table:table-cell>
          <table:table-cell table:formula="of:=[.D5]/[.D$1]" office:value-type="float" office:value="0.95441463128637" calcext:value-type="float">
            <text:p>0.954414631286370</text:p>
          </table:table-cell>
          <table:table-cell table:formula="of:=[.E5]/[.E$1]" office:value-type="float" office:value="0.00130170694637571" calcext:value-type="float">
            <text:p>0.001301706946376</text:p>
          </table:table-cell>
          <table:table-cell table:number-columns-repeated="1019"/>
        </table:table-row>
        <table:table-row table:style-name="ro1">
          <table:table-cell table:formula="of:=[.A6]/[.A$1]" office:value-type="float" office:value="0.588514416724871" calcext:value-type="float">
            <text:p>0.588514416724871</text:p>
          </table:table-cell>
          <table:table-cell table:formula="of:=[.B6]/[.B$1]" office:value-type="float" office:value="0.0453771268717567" calcext:value-type="float">
            <text:p>0.045377126871757</text:p>
          </table:table-cell>
          <table:table-cell table:formula="of:=[.C6]/[.C$1]" office:value-type="float" office:value="0.0000160032675215425" calcext:value-type="float">
            <text:p>0.000016003267522</text:p>
          </table:table-cell>
          <table:table-cell table:formula="of:=[.D6]/[.D$1]" office:value-type="float" office:value="0.757704282990905" calcext:value-type="float">
            <text:p>0.757704282990905</text:p>
          </table:table-cell>
          <table:table-cell table:formula="of:=[.E6]/[.E$1]" office:value-type="float" office:value="0.0000386538659028419" calcext:value-type="float">
            <text:p>0.000038653865903</text:p>
          </table:table-cell>
          <table:table-cell table:number-columns-repeated="1019"/>
        </table:table-row>
        <table:table-row table:style-name="ro1">
          <table:table-cell table:formula="of:=[.A7]/[.A$1]" office:value-type="float" office:value="0.579012082507326" calcext:value-type="float">
            <text:p>0.579012082507326</text:p>
          </table:table-cell>
          <table:table-cell table:formula="of:=[.B7]/[.B$1]" office:value-type="float" office:value="0.0420709961656217" calcext:value-type="float">
            <text:p>0.042070996165622</text:p>
          </table:table-cell>
          <table:table-cell table:formula="of:=[.C7]/[.C$1]" office:value-type="float" office:value="0.00000000645422701874076" calcext:value-type="float">
            <text:p>0.000000006454227</text:p>
          </table:table-cell>
          <table:table-cell table:formula="of:=[.D7]/[.D$1]" office:value-type="float" office:value="0.313331160811882" calcext:value-type="float">
            <text:p>0.313331160811882</text:p>
          </table:table-cell>
          <table:table-cell table:formula="of:=[.E7]/[.E$1]" office:value-type="float" office:value="0.000000038625022750445" calcext:value-type="float">
            <text:p>0.000000038625023</text:p>
          </table:table-cell>
          <table:table-cell table:number-columns-repeated="1019"/>
        </table:table-row>
        <table:table-row table:style-name="ro1">
          <table:table-cell table:formula="of:=[.A8]/[.A$1]" office:value-type="float" office:value="0.571479804369255" calcext:value-type="float">
            <text:p>0.571479804369255</text:p>
          </table:table-cell>
          <table:table-cell table:formula="of:=[.B8]/[.B$1]" office:value-type="float" office:value="0.0401866121159249" calcext:value-type="float">
            <text:p>0.040186612115925</text:p>
          </table:table-cell>
          <table:table-cell table:formula="of:=[.C8]/[.C$1]" office:value-type="float" office:value="1.01783900283138E-015" calcext:value-type="float">
            <text:p>0.000000000000001</text:p>
          </table:table-cell>
          <table:table-cell table:formula="of:=[.D8]/[.D$1]" office:value-type="float" office:value="0.0314374036482712" calcext:value-type="float">
            <text:p>0.031437403648271</text:p>
          </table:table-cell>
          <table:table-cell table:formula="of:=[.E8]/[.E$1]" office:value-type="float" office:value="0.0000000000000387487159065553" calcext:value-type="float">
            <text:p>0.000000000000039</text:p>
          </table:table-cell>
          <table:table-cell table:number-columns-repeated="1019"/>
        </table:table-row>
        <table:table-row table:style-name="ro1">
          <table:table-cell table:formula="of:=[.A9]/[.A$1]" office:value-type="float" office:value="0.565396155410252" calcext:value-type="float">
            <text:p>0.565396155410252</text:p>
          </table:table-cell>
          <table:table-cell table:formula="of:=[.B9]/[.B$1]" office:value-type="float" office:value="0.0389665547090861" calcext:value-type="float">
            <text:p>0.038966554709086</text:p>
          </table:table-cell>
          <table:table-cell table:formula="of:=[.C9]/[.C$1]" office:value-type="float" office:value="0" calcext:value-type="float">
            <text:p>0.000000000000000</text:p>
          </table:table-cell>
          <table:table-cell table:formula="of:=[.D9]/[.D$1]" office:value-type="float" office:value="0.000249144490567084" calcext:value-type="float">
            <text:p>0.000249144490567</text:p>
          </table:table-cell>
          <table:table-cell table:formula="of:=[.E9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10]/[.A$1]" office:value-type="float" office:value="0.560396627074846" calcext:value-type="float">
            <text:p>0.560396627074846</text:p>
          </table:table-cell>
          <table:table-cell table:formula="of:=[.B10]/[.B$1]" office:value-type="float" office:value="0.0381113234214367" calcext:value-type="float">
            <text:p>0.038111323421437</text:p>
          </table:table-cell>
          <table:table-cell table:formula="of:=[.C10]/[.C$1]" office:value-type="float" office:value="0" calcext:value-type="float">
            <text:p>0.000000000000000</text:p>
          </table:table-cell>
          <table:table-cell table:formula="of:=[.D10]/[.D$1]" office:value-type="float" office:value="0.0000000152712459528367" calcext:value-type="float">
            <text:p>0.000000015271246</text:p>
          </table:table-cell>
          <table:table-cell table:formula="of:=[.E10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11]/[.A$1]" office:value-type="float" office:value="0.556224121939016" calcext:value-type="float">
            <text:p>0.556224121939016</text:p>
          </table:table-cell>
          <table:table-cell table:formula="of:=[.B11]/[.B$1]" office:value-type="float" office:value="0.0374782273106843" calcext:value-type="float">
            <text:p>0.037478227310684</text:p>
          </table:table-cell>
          <table:table-cell table:formula="of:=[.C11]/[.C$1]" office:value-type="float" office:value="0" calcext:value-type="float">
            <text:p>0.000000000000000</text:p>
          </table:table-cell>
          <table:table-cell table:formula="of:=[.D11]/[.D$1]" office:value-type="float" office:value="5.092668823561E-015" calcext:value-type="float">
            <text:p>0.000000000000005</text:p>
          </table:table-cell>
          <table:table-cell table:formula="of:=[.E11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12]/[.A$1]" office:value-type="float" office:value="0.552694232426014" calcext:value-type="float">
            <text:p>0.552694232426014</text:p>
          </table:table-cell>
          <table:table-cell table:formula="of:=[.B12]/[.B$1]" office:value-type="float" office:value="0.036990512302113" calcext:value-type="float">
            <text:p>0.036990512302113</text:p>
          </table:table-cell>
          <table:table-cell table:formula="of:=[.C12]/[.C$1]" office:value-type="float" office:value="0" calcext:value-type="float">
            <text:p>0.000000000000000</text:p>
          </table:table-cell>
          <table:table-cell table:formula="of:=[.D12]/[.D$1]" office:value-type="float" office:value="0" calcext:value-type="float">
            <text:p>0.000000000000000</text:p>
          </table:table-cell>
          <table:table-cell table:formula="of:=[.E12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13]/[.A$1]" office:value-type="float" office:value="0.549672189681692" calcext:value-type="float">
            <text:p>0.549672189681692</text:p>
          </table:table-cell>
          <table:table-cell table:formula="of:=[.B13]/[.B$1]" office:value-type="float" office:value="0.0366031782020937" calcext:value-type="float">
            <text:p>0.036603178202094</text:p>
          </table:table-cell>
          <table:table-cell table:formula="of:=[.C13]/[.C$1]" office:value-type="float" office:value="0" calcext:value-type="float">
            <text:p>0.000000000000000</text:p>
          </table:table-cell>
          <table:table-cell table:formula="of:=[.D13]/[.D$1]" office:value-type="float" office:value="0" calcext:value-type="float">
            <text:p>0.000000000000000</text:p>
          </table:table-cell>
          <table:table-cell table:formula="of:=[.E13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6" table:style-name="ta1">
        <table:shapes>
          <draw:frame draw:z-index="0" draw:style-name="gr1" draw:text-style-name="P1" svg:width="143.12mm" svg:height="78.43mm" svg:x="148.94mm" svg:y="0.38mm">
            <loext:p draw:notify-on-update-of-ranges="Feuille6.A1:Feuille6.A13 Feuille6.B1:Feuille6.B13 Feuille6.C1:Feuille6.C13 Feuille6.D1:Feuille6.D13 Feuille6.E1:Feuille6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0.93mm" svg:height="69.58mm" svg:x="150.28mm" svg:y="80.87mm">
            <loext:p draw:notify-on-update-of-ranges="Feuille6.A20:Feuille6.A32 Feuille6.B20:Feuille6.B32 Feuille6.C20:Feuille6.C32 Feuille6.D20:Feuille6.D32 Feuille6.E20:Feuille6.E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float" office:value="0.437605921643409" calcext:value-type="float">
            <text:p>0.437605921643409</text:p>
          </table:table-cell>
          <table:table-cell office:value-type="float" office:value="0.412618497276873" calcext:value-type="float">
            <text:p>0.412618497276873</text:p>
          </table:table-cell>
          <table:table-cell office:value-type="float" office:value="0.101067183833226" calcext:value-type="float">
            <text:p>0.101067183833226</text:p>
          </table:table-cell>
          <table:table-cell office:value-type="float" office:value="0.178483566090668" calcext:value-type="float">
            <text:p>0.178483566090668</text:p>
          </table:table-cell>
          <table:table-cell office:value-type="float" office:value="0.437605921643409" calcext:value-type="float">
            <text:p>0.437605921643409</text:p>
          </table:table-cell>
          <table:table-cell table:number-columns-repeated="1019"/>
        </table:table-row>
        <table:table-row table:style-name="ro1">
          <table:table-cell office:value-type="float" office:value="0.0143670085788152" calcext:value-type="float">
            <text:p>0.014367008578815</text:p>
          </table:table-cell>
          <table:table-cell office:value-type="float" office:value="0.049184039928305" calcext:value-type="float">
            <text:p>0.049184039928305</text:p>
          </table:table-cell>
          <table:table-cell office:value-type="float" office:value="0.101056043731405" calcext:value-type="float">
            <text:p>0.101056043731405</text:p>
          </table:table-cell>
          <table:table-cell office:value-type="float" office:value="0.178382966160454" calcext:value-type="float">
            <text:p>0.178382966160454</text:p>
          </table:table-cell>
          <table:table-cell office:value-type="float" office:value="0.0143670085788152" calcext:value-type="float">
            <text:p>0.014367008578815</text:p>
          </table:table-cell>
          <table:table-cell table:number-columns-repeated="1019"/>
        </table:table-row>
        <table:table-row table:style-name="ro1">
          <table:table-cell office:value-type="float" office:value="0.0000141494725092343" calcext:value-type="float">
            <text:p>0.000014149472509</text:p>
          </table:table-cell>
          <table:table-cell office:value-type="float" office:value="0.000643509818370874" calcext:value-type="float">
            <text:p>0.000643509818371</text:p>
          </table:table-cell>
          <table:table-cell office:value-type="float" office:value="0.100979185751283" calcext:value-type="float">
            <text:p>0.100979185751283</text:p>
          </table:table-cell>
          <table:table-cell office:value-type="float" office:value="0.177877268197088" calcext:value-type="float">
            <text:p>0.177877268197088</text:p>
          </table:table-cell>
          <table:table-cell office:value-type="float" office:value="0.0000141494725092343" calcext:value-type="float">
            <text:p>0.000014149472509</text:p>
          </table:table-cell>
          <table:table-cell table:number-columns-repeated="1019"/>
        </table:table-row>
        <table:table-row table:style-name="ro1">
          <table:table-cell office:value-type="float" office:value="0.0000000000312943442415118" calcext:value-type="float">
            <text:p>0.000000000031294</text:p>
          </table:table-cell>
          <table:table-cell office:value-type="float" office:value="0.000000906713887134097" calcext:value-type="float">
            <text:p>0.000000906713887</text:p>
          </table:table-cell>
          <table:table-cell office:value-type="float" office:value="0.100477270590786" calcext:value-type="float">
            <text:p>0.100477270590786</text:p>
          </table:table-cell>
          <table:table-cell office:value-type="float" office:value="0.175579496455929" calcext:value-type="float">
            <text:p>0.175579496455929</text:p>
          </table:table-cell>
          <table:table-cell office:value-type="float" office:value="0.0000000000312943442415118" calcext:value-type="float">
            <text:p>0.000000000031294</text:p>
          </table:table-cell>
          <table:table-cell table:number-columns-repeated="1019"/>
        </table:table-row>
        <table:table-row table:style-name="ro1">
          <table:table-cell office:value-type="float" office:value="5.55111512312578E-017" calcext:value-type="float">
            <text:p>0.000000000000000</text:p>
          </table:table-cell>
          <table:table-cell office:value-type="float" office:value="0.00000000000108160868107141" calcext:value-type="float">
            <text:p>0.000000000001082</text:p>
          </table:table-cell>
          <table:table-cell office:value-type="float" office:value="0.0976197932965876" calcext:value-type="float">
            <text:p>0.097619793296588</text:p>
          </table:table-cell>
          <table:table-cell office:value-type="float" office:value="0.167049851007141" calcext:value-type="float">
            <text:p>0.167049851007141</text:p>
          </table:table-cell>
          <table:table-cell office:value-type="float" office:value="5.55111512312578E-017" calcext:value-type="float">
            <text:p>0.0000000000000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80411241501588E-016" calcext:value-type="float">
            <text:p>0.000000000000000</text:p>
          </table:table-cell>
          <table:table-cell office:value-type="float" office:value="0.085636444614485" calcext:value-type="float">
            <text:p>0.085636444614485</text:p>
          </table:table-cell>
          <table:table-cell office:value-type="float" office:value="0.144586574769285" calcext:value-type="float">
            <text:p>0.14458657476928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567107573386497" calcext:value-type="float">
            <text:p>0.056710757338650</text:p>
          </table:table-cell>
          <table:table-cell office:value-type="float" office:value="0.107036338661903" calcext:value-type="float">
            <text:p>0.10703633866190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232913851537365" calcext:value-type="float">
            <text:p>0.023291385153737</text:p>
          </table:table-cell>
          <table:table-cell office:value-type="float" office:value="0.0667558200770404" calcext:value-type="float">
            <text:p>0.06675582007704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496145873953253" calcext:value-type="float">
            <text:p>0.004961458739533</text:p>
          </table:table-cell>
          <table:table-cell table:style-name="ce2" office:value-type="float" office:value="0.0355785434816784" calcext:value-type="float">
            <text:p>0.035578543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357017552208315" calcext:value-type="float">
            <text:p>0.000357017552208</text:p>
          </table:table-cell>
          <table:table-cell table:style-name="ce2" office:value-type="float" office:value="0.0160870412104924" calcext:value-type="float">
            <text:p>0.01608704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317319655543612" calcext:value-type="float">
            <text:p>0.000003173196555</text:p>
          </table:table-cell>
          <table:table-cell table:style-name="ce2" office:value-type="float" office:value="0.00582949614112225" calcext:value-type="float">
            <text:p>0.005829496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00044194974799215" calcext:value-type="float">
            <text:p>0.000000000441950</text:p>
          </table:table-cell>
          <table:table-cell office:value-type="float" office:value="0.00147169300270912" calcext:value-type="float">
            <text:p>0.00147169300270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.20633538311818E-017" calcext:value-type="float">
            <text:p>0.000000000000000</text:p>
          </table:table-cell>
          <table:table-cell office:value-type="float" office:value="0.000190610266817219" calcext:value-type="float">
            <text:p>0.00019061026681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formula="of:=[.A1]/[.A$1]" office:value-type="float" office:value="1" calcext:value-type="float">
            <text:p>1.000000000000000</text:p>
          </table:table-cell>
          <table:table-cell table:formula="of:=[.B1]/[.B$1]" office:value-type="float" office:value="1" calcext:value-type="float">
            <text:p>1.000000000000000</text:p>
          </table:table-cell>
          <table:table-cell table:formula="of:=[.C1]/[.C$1]" office:value-type="float" office:value="1" calcext:value-type="float">
            <text:p>1.000000000000000</text:p>
          </table:table-cell>
          <table:table-cell table:formula="of:=[.D1]/[.D$1]" office:value-type="float" office:value="1" calcext:value-type="float">
            <text:p>1.000000000000000</text:p>
          </table:table-cell>
          <table:table-cell table:formula="of:=[.E1]/[.E$1]" office:value-type="float" office:value="1" calcext:value-type="float">
            <text:p>1.000000000000000</text:p>
          </table:table-cell>
          <table:table-cell table:number-columns-repeated="1019"/>
        </table:table-row>
        <table:table-row table:style-name="ro1">
          <table:table-cell table:formula="of:=[.A2]/[.A$1]" office:value-type="float" office:value="0.032830928166741" calcext:value-type="float">
            <text:p>0.032830928166741</text:p>
          </table:table-cell>
          <table:table-cell table:formula="of:=[.B2]/[.B$1]" office:value-type="float" office:value="0.119199794126781" calcext:value-type="float">
            <text:p>0.119199794126781</text:p>
          </table:table-cell>
          <table:table-cell table:formula="of:=[.C2]/[.C$1]" office:value-type="float" office:value="0.999889775282159" calcext:value-type="float">
            <text:p>0.999889775282159</text:p>
          </table:table-cell>
          <table:table-cell table:formula="of:=[.D2]/[.D$1]" office:value-type="float" office:value="0.999436363064581" calcext:value-type="float">
            <text:p>0.999436363064581</text:p>
          </table:table-cell>
          <table:table-cell table:formula="of:=[.E2]/[.E$1]" office:value-type="float" office:value="0.032830928166741" calcext:value-type="float">
            <text:p>0.032830928166741</text:p>
          </table:table-cell>
          <table:table-cell table:number-columns-repeated="1019"/>
        </table:table-row>
        <table:table-row table:style-name="ro1">
          <table:table-cell table:formula="of:=[.A3]/[.A$1]" office:value-type="float" office:value="0.0000323338232172375" calcext:value-type="float">
            <text:p>0.000032333823217</text:p>
          </table:table-cell>
          <table:table-cell table:formula="of:=[.B3]/[.B$1]" office:value-type="float" office:value="0.00155957578881654" calcext:value-type="float">
            <text:p>0.001559575788817</text:p>
          </table:table-cell>
          <table:table-cell table:formula="of:=[.C3]/[.C$1]" office:value-type="float" office:value="0.99912931103247" calcext:value-type="float">
            <text:p>0.999129311032470</text:p>
          </table:table-cell>
          <table:table-cell table:formula="of:=[.D3]/[.D$1]" office:value-type="float" office:value="0.996603060400129" calcext:value-type="float">
            <text:p>0.996603060400129</text:p>
          </table:table-cell>
          <table:table-cell table:formula="of:=[.E3]/[.E$1]" office:value-type="float" office:value="0.0000323338232172375" calcext:value-type="float">
            <text:p>0.000032333823217</text:p>
          </table:table-cell>
          <table:table-cell table:number-columns-repeated="1019"/>
        </table:table-row>
        <table:table-row table:style-name="ro1">
          <table:table-cell table:formula="of:=[.A4]/[.A$1]" office:value-type="float" office:value="0.0000000000715126160175973" calcext:value-type="float">
            <text:p>0.000000000071513</text:p>
          </table:table-cell>
          <table:table-cell table:formula="of:=[.B4]/[.B$1]" office:value-type="float" office:value="0.00000219746301515339" calcext:value-type="float">
            <text:p>0.000002197463015</text:p>
          </table:table-cell>
          <table:table-cell table:formula="of:=[.C4]/[.C$1]" office:value-type="float" office:value="0.994163157416034" calcext:value-type="float">
            <text:p>0.994163157416034</text:p>
          </table:table-cell>
          <table:table-cell table:formula="of:=[.D4]/[.D$1]" office:value-type="float" office:value="0.983729204327618" calcext:value-type="float">
            <text:p>0.983729204327618</text:p>
          </table:table-cell>
          <table:table-cell table:formula="of:=[.E4]/[.E$1]" office:value-type="float" office:value="0.0000000000715126160175973" calcext:value-type="float">
            <text:p>0.000000000071513</text:p>
          </table:table-cell>
          <table:table-cell table:number-columns-repeated="1019"/>
        </table:table-row>
        <table:table-row table:style-name="ro1">
          <table:table-cell table:formula="of:=[.A5]/[.A$1]" office:value-type="float" office:value="1.26851919697038E-016" calcext:value-type="float">
            <text:p>0.000000000000000</text:p>
          </table:table-cell>
          <table:table-cell table:formula="of:=[.B5]/[.B$1]" office:value-type="float" office:value="0.00000000000262132863216172" calcext:value-type="float">
            <text:p>0.000000000002621</text:p>
          </table:table-cell>
          <table:table-cell table:formula="of:=[.C5]/[.C$1]" office:value-type="float" office:value="0.965890109866652" calcext:value-type="float">
            <text:p>0.965890109866652</text:p>
          </table:table-cell>
          <table:table-cell table:formula="of:=[.D5]/[.D$1]" office:value-type="float" office:value="0.935939675937901" calcext:value-type="float">
            <text:p>0.935939675937901</text:p>
          </table:table-cell>
          <table:table-cell table:formula="of:=[.E5]/[.E$1]" office:value-type="float" office:value="1.26851919697038E-016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6]/[.A$1]" office:value-type="float" office:value="0" calcext:value-type="float">
            <text:p>0.000000000000000</text:p>
          </table:table-cell>
          <table:table-cell table:formula="of:=[.B6]/[.B$1]" office:value-type="float" office:value="4.37234982658883E-016" calcext:value-type="float">
            <text:p>0.000000000000000</text:p>
          </table:table-cell>
          <table:table-cell table:formula="of:=[.C6]/[.C$1]" office:value-type="float" office:value="0.847321963138861" calcext:value-type="float">
            <text:p>0.847321963138861</text:p>
          </table:table-cell>
          <table:table-cell table:formula="of:=[.D6]/[.D$1]" office:value-type="float" office:value="0.810083403957965" calcext:value-type="float">
            <text:p>0.810083403957965</text:p>
          </table:table-cell>
          <table:table-cell table:formula="of:=[.E6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7]/[.A$1]" office:value-type="float" office:value="0" calcext:value-type="float">
            <text:p>0.000000000000000</text:p>
          </table:table-cell>
          <table:table-cell table:formula="of:=[.B7]/[.B$1]" office:value-type="float" office:value="0" calcext:value-type="float">
            <text:p>0.000000000000000</text:p>
          </table:table-cell>
          <table:table-cell table:formula="of:=[.C7]/[.C$1]" office:value-type="float" office:value="0.561119397887152" calcext:value-type="float">
            <text:p>0.561119397887152</text:p>
          </table:table-cell>
          <table:table-cell table:formula="of:=[.D7]/[.D$1]" office:value-type="float" office:value="0.599698566127537" calcext:value-type="float">
            <text:p>0.599698566127537</text:p>
          </table:table-cell>
          <table:table-cell table:formula="of:=[.E7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8]/[.A$1]" office:value-type="float" office:value="0" calcext:value-type="float">
            <text:p>0.000000000000000</text:p>
          </table:table-cell>
          <table:table-cell table:formula="of:=[.B8]/[.B$1]" office:value-type="float" office:value="0" calcext:value-type="float">
            <text:p>0.000000000000000</text:p>
          </table:table-cell>
          <table:table-cell table:formula="of:=[.C8]/[.C$1]" office:value-type="float" office:value="0.230454478598814" calcext:value-type="float">
            <text:p>0.230454478598814</text:p>
          </table:table-cell>
          <table:table-cell table:formula="of:=[.D8]/[.D$1]" office:value-type="float" office:value="0.374016619788564" calcext:value-type="float">
            <text:p>0.374016619788564</text:p>
          </table:table-cell>
          <table:table-cell table:formula="of:=[.E8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9]/[.A$1]" office:value-type="float" office:value="0" calcext:value-type="float">
            <text:p>0.000000000000000</text:p>
          </table:table-cell>
          <table:table-cell table:formula="of:=[.B9]/[.B$1]" office:value-type="float" office:value="0" calcext:value-type="float">
            <text:p>0.000000000000000</text:p>
          </table:table-cell>
          <table:table-cell table:formula="of:=[.C9]/[.C$1]" office:value-type="float" office:value="0.0490906993878408" calcext:value-type="float">
            <text:p>0.049090699387841</text:p>
          </table:table-cell>
          <table:table-cell table:formula="of:=[.D9]/[.D$1]" office:value-type="float" office:value="0.199337923714528" calcext:value-type="float">
            <text:p>0.199337923714528</text:p>
          </table:table-cell>
          <table:table-cell table:formula="of:=[.E9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10]/[.A$1]" office:value-type="float" office:value="0" calcext:value-type="float">
            <text:p>0.000000000000000</text:p>
          </table:table-cell>
          <table:table-cell table:formula="of:=[.B10]/[.B$1]" office:value-type="float" office:value="0" calcext:value-type="float">
            <text:p>0.000000000000000</text:p>
          </table:table-cell>
          <table:table-cell table:formula="of:=[.C10]/[.C$1]" office:value-type="float" office:value="0.00353247749336166" calcext:value-type="float">
            <text:p>0.003532477493362</text:p>
          </table:table-cell>
          <table:table-cell table:formula="of:=[.D10]/[.D$1]" office:value-type="float" office:value="0.0901317783079274" calcext:value-type="float">
            <text:p>0.090131778307927</text:p>
          </table:table-cell>
          <table:table-cell table:formula="of:=[.E10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11]/[.A$1]" office:value-type="float" office:value="0" calcext:value-type="float">
            <text:p>0.000000000000000</text:p>
          </table:table-cell>
          <table:table-cell table:formula="of:=[.B11]/[.B$1]" office:value-type="float" office:value="0" calcext:value-type="float">
            <text:p>0.000000000000000</text:p>
          </table:table-cell>
          <table:table-cell table:formula="of:=[.C11]/[.C$1]" office:value-type="float" office:value="0.0000313969028826638" calcext:value-type="float">
            <text:p>0.000031396902883</text:p>
          </table:table-cell>
          <table:table-cell table:formula="of:=[.D11]/[.D$1]" office:value-type="float" office:value="0.032661248700964" calcext:value-type="float">
            <text:p>0.032661248700964</text:p>
          </table:table-cell>
          <table:table-cell table:formula="of:=[.E11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12]/[.A$1]" office:value-type="float" office:value="0" calcext:value-type="float">
            <text:p>0.000000000000000</text:p>
          </table:table-cell>
          <table:table-cell table:formula="of:=[.B12]/[.B$1]" office:value-type="float" office:value="0" calcext:value-type="float">
            <text:p>0.000000000000000</text:p>
          </table:table-cell>
          <table:table-cell table:formula="of:=[.C12]/[.C$1]" office:value-type="float" office:value="0.00000000437283133090387" calcext:value-type="float">
            <text:p>0.000000004372831</text:p>
          </table:table-cell>
          <table:table-cell table:formula="of:=[.D12]/[.D$1]" office:value-type="float" office:value="0.00824553786627902" calcext:value-type="float">
            <text:p>0.008245537866279</text:p>
          </table:table-cell>
          <table:table-cell table:formula="of:=[.E12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formula="of:=[.A13]/[.A$1]" office:value-type="float" office:value="0" calcext:value-type="float">
            <text:p>0.000000000000000</text:p>
          </table:table-cell>
          <table:table-cell table:formula="of:=[.B13]/[.B$1]" office:value-type="float" office:value="0" calcext:value-type="float">
            <text:p>0.000000000000000</text:p>
          </table:table-cell>
          <table:table-cell table:formula="of:=[.C13]/[.C$1]" office:value-type="float" office:value="6.14080173972143E-016" calcext:value-type="float">
            <text:p>0.000000000000001</text:p>
          </table:table-cell>
          <table:table-cell table:formula="of:=[.D13]/[.D$1]" office:value-type="float" office:value="0.00106794295403304" calcext:value-type="float">
            <text:p>0.001067942954033</text:p>
          </table:table-cell>
          <table:table-cell table:formula="of:=[.E13]/[.E$1]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number:number-style style:name="N20123" number:language="en" number:country="US">
      <number:number number:decimal-places="4" loext:min-decimal-places="4" number:min-integer-digits="1"/>
    </number:number-style>
    <number:number-style style:name="N20124" number:language="en" number:country="US">
      <number:number number:decimal-places="5" loext:min-decimal-places="5" number:min-integer-digits="1"/>
    </number:number-style>
    <number:number-style style:name="N20125" number:language="en" number:country="US">
      <number:number number:decimal-places="6" loext:min-decimal-places="6" number:min-integer-digits="1"/>
    </number:number-style>
    <number:number-style style:name="N20126" number:language="en" number:country="US">
      <number:number number:decimal-places="7" loext:min-decimal-places="7" number:min-integer-digits="1"/>
    </number:number-style>
    <number:number-style style:name="N20127" number:language="en" number:country="US">
      <number:number number:decimal-places="8" loext:min-decimal-places="8" number:min-integer-digits="1"/>
    </number:number-style>
    <number:number-style style:name="N20128" number:language="en" number:country="US">
      <number:number number:decimal-places="9" loext:min-decimal-places="9" number:min-integer-digits="1"/>
    </number:number-style>
    <number:number-style style:name="N20129" number:language="en" number:country="US">
      <number:number number:decimal-places="10" loext:min-decimal-places="10" number:min-integer-digits="1"/>
    </number:number-style>
    <number:number-style style:name="N20130" number:language="en" number:country="US">
      <number:number number:decimal-places="11" loext:min-decimal-places="11" number:min-integer-digits="1"/>
    </number:number-style>
    <number:number-style style:name="N20131" number:language="en" number:country="US">
      <number:number number:decimal-places="12" loext:min-decimal-places="12" number:min-integer-digits="1"/>
    </number:number-style>
    <number:number-style style:name="N20132" number:language="en" number:country="US">
      <number:number number:decimal-places="13" loext:min-decimal-places="13" number:min-integer-digits="1"/>
    </number:number-style>
    <number:number-style style:name="N20133" number:language="en" number:country="US">
      <number:number number:decimal-places="14" loext:min-decimal-places="14" number:min-integer-digits="1"/>
    </number:number-style>
    <number:number-style style:name="N20134" number:language="en" number:country="US">
      <number:number number:decimal-places="15" loext:min-decimal-places="15" number:min-integer-digits="1"/>
    </number:number-style>
    <number:number-style style:name="N20135" number:language="en" number:country="US">
      <number:number number:decimal-places="16" loext:min-decimal-places="16" number:min-integer-digits="1"/>
    </number:number-style>
    <number:number-style style:name="N20136" number:language="en" number:country="US">
      <number:number number:decimal-places="17" loext:min-decimal-places="17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6-13T17:31:27.241576472</meta:creation-date>
    <dc:date>2018-06-13T18:26:06.345066576</dc:date>
    <dc:creator>Bastien Andrieu</dc:creator>
    <meta:editing-duration>PT16M44S</meta:editing-duration>
    <meta:editing-cycles>1</meta:editing-cycles>
    <meta:document-statistic meta:table-count="3" meta:cell-count="339" meta:object-count="6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0061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00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00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00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00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00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13cm" svg:height="7.844cm" xlink:href=".." xlink:type="simple" chart:class="chart:line" chart:style-name="ch1">
        <chart:legend chart:legend-position="end" svg:x="11.381cm" svg:y="2.627cm" style:legend-expansion="high" chart:style-name="ch2"/>
        <chart:plot-area chart:style-name="ch3" table:cell-range-address="Feuille6.A1:Feuille6.E13" svg:x="1.297cm" svg:y="0.156cm" svg:width="9.798cm" svg:height="6.551cm">
          <chartooo:coordinate-region svg:x="2.924cm" svg:y="0.355cm" svg:width="7.878cm" svg:height="5.706cm"/>
          <chart:axis chart:dimension="x" chart:name="primary-x" chart:style-name="ch4">
            <chart:title svg:x="5.424cm" svg:y="6.863cm" chart:style-name="ch5">
              <text:p># iteration</text:p>
            </chart:title>
            <chart:grid chart:style-name="ch6" chart:class="major"/>
          </chart:axis>
          <chart:axis chart:dimension="y" chart:name="primary-y" chart:style-name="ch7">
            <chart:title svg:x="0.451cm" svg:y="3.951cm" chart:style-name="ch8">
              <text:p>residu</text:p>
            </chart:title>
            <chart:grid chart:style-name="ch6" chart:class="major"/>
          </chart:axis>
          <chart:series chart:style-name="ch9" chart:values-cell-range-address="Feuille6.A1:Feuille6.A13" chart:class="chart:line">
            <chart:data-point chart:repeated="13"/>
          </chart:series>
          <chart:series chart:style-name="ch10" chart:values-cell-range-address="Feuille6.B1:Feuille6.B13" chart:class="chart:line">
            <chart:data-point chart:repeated="13"/>
          </chart:series>
          <chart:series chart:style-name="ch11" chart:values-cell-range-address="Feuille6.C1:Feuille6.C13" chart:class="chart:line">
            <chart:data-point chart:repeated="13"/>
          </chart:series>
          <chart:series chart:style-name="ch12" chart:values-cell-range-address="Feuille6.D1:Feuille6.D13" chart:class="chart:line">
            <chart:data-point chart:repeated="13"/>
          </chart:series>
          <chart:series chart:style-name="ch13" chart:values-cell-range-address="Feuille6.E1:Feuille6.E1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7605921643409">
                <text:p>0.437605921643409</text:p>
                <draw:g>
                  <svg:desc>Feuille6.A1:Feuille6.A13</svg:desc>
                </draw:g>
              </table:table-cell>
              <table:table-cell office:value-type="float" office:value="0.412618497276873">
                <text:p>0.412618497276873</text:p>
                <draw:g>
                  <svg:desc>Feuille6.B1:Feuille6.B13</svg:desc>
                </draw:g>
              </table:table-cell>
              <table:table-cell office:value-type="float" office:value="0.101067183833226">
                <text:p>0.101067183833226</text:p>
                <draw:g>
                  <svg:desc>Feuille6.C1:Feuille6.C13</svg:desc>
                </draw:g>
              </table:table-cell>
              <table:table-cell office:value-type="float" office:value="0.178483566090668">
                <text:p>0.178483566090668</text:p>
                <draw:g>
                  <svg:desc>Feuille6.D1:Feuille6.D13</svg:desc>
                </draw:g>
              </table:table-cell>
              <table:table-cell office:value-type="float" office:value="0.437605921643409">
                <text:p>0.437605921643409</text:p>
                <draw:g>
                  <svg:desc>Feuille6.E1:Feuille6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3670085788152">
                <text:p>0.0143670085788152</text:p>
              </table:table-cell>
              <table:table-cell office:value-type="float" office:value="0.049184039928305">
                <text:p>0.049184039928305</text:p>
              </table:table-cell>
              <table:table-cell office:value-type="float" office:value="0.101056043731405">
                <text:p>0.101056043731405</text:p>
              </table:table-cell>
              <table:table-cell office:value-type="float" office:value="0.178382966160454">
                <text:p>0.178382966160454</text:p>
              </table:table-cell>
              <table:table-cell office:value-type="float" office:value="0.0143670085788152">
                <text:p>0.0143670085788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41494725092343">
                <text:p>0.0000141494725092343</text:p>
              </table:table-cell>
              <table:table-cell office:value-type="float" office:value="0.000643509818370874">
                <text:p>0.000643509818370874</text:p>
              </table:table-cell>
              <table:table-cell office:value-type="float" office:value="0.100979185751283">
                <text:p>0.100979185751283</text:p>
              </table:table-cell>
              <table:table-cell office:value-type="float" office:value="0.177877268197088">
                <text:p>0.177877268197088</text:p>
              </table:table-cell>
              <table:table-cell office:value-type="float" office:value="0.0000141494725092343">
                <text:p>0.0000141494725092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312943442415118">
                <text:p>0.0000000000312943442415118</text:p>
              </table:table-cell>
              <table:table-cell office:value-type="float" office:value="0.000000906713887134097">
                <text:p>0.000000906713887134097</text:p>
              </table:table-cell>
              <table:table-cell office:value-type="float" office:value="0.100477270590786">
                <text:p>0.100477270590786</text:p>
              </table:table-cell>
              <table:table-cell office:value-type="float" office:value="0.175579496455929">
                <text:p>0.175579496455929</text:p>
              </table:table-cell>
              <table:table-cell office:value-type="float" office:value="0.0000000000312943442415118">
                <text:p>0.0000000000312943442415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5111512312578E-017">
                <text:p>5.55111512312578E-017</text:p>
              </table:table-cell>
              <table:table-cell office:value-type="float" office:value="0.00000000000108160868107141">
                <text:p>0.00000000000108160868107141</text:p>
              </table:table-cell>
              <table:table-cell office:value-type="float" office:value="0.0976197932965876">
                <text:p>0.0976197932965876</text:p>
              </table:table-cell>
              <table:table-cell office:value-type="float" office:value="0.167049851007141">
                <text:p>0.167049851007141</text:p>
              </table:table-cell>
              <table:table-cell office:value-type="float" office:value="5.55111512312578E-017">
                <text:p>5.55111512312578E-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80411241501588E-016">
                <text:p>1.80411241501588E-016</text:p>
              </table:table-cell>
              <table:table-cell office:value-type="float" office:value="0.085636444614485">
                <text:p>0.085636444614485</text:p>
              </table:table-cell>
              <table:table-cell office:value-type="float" office:value="0.144586574769285">
                <text:p>0.144586574769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7107573386497">
                <text:p>0.0567107573386497</text:p>
              </table:table-cell>
              <table:table-cell office:value-type="float" office:value="0.107036338661903">
                <text:p>0.107036338661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2913851537365">
                <text:p>0.0232913851537365</text:p>
              </table:table-cell>
              <table:table-cell office:value-type="float" office:value="0.0667558200770404">
                <text:p>0.066755820077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6145873953253">
                <text:p>0.00496145873953253</text:p>
              </table:table-cell>
              <table:table-cell office:value-type="float" office:value="0.0355785434816784">
                <text:p>0.035578543481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57017552208315">
                <text:p>0.000357017552208315</text:p>
              </table:table-cell>
              <table:table-cell office:value-type="float" office:value="0.0160870412104924">
                <text:p>0.0160870412104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7319655543612">
                <text:p>0.00000317319655543612</text:p>
              </table:table-cell>
              <table:table-cell office:value-type="float" office:value="0.00582949614112225">
                <text:p>0.0058294961411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0044194974799215">
                <text:p>0.00000000044194974799215</text:p>
              </table:table-cell>
              <table:table-cell office:value-type="float" office:value="0.00147169300270912">
                <text:p>0.0014716930027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33538311818E-017">
                <text:p>6.20633538311818E-017</text:p>
              </table:table-cell>
              <table:table-cell office:value-type="float" office:value="0.000190610266817219">
                <text:p>0.0001906102668172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0061">
      <style:chart-properties chart:display-label="true" chart:logarithmic="true" chart:minimum="1E-018" chart:maximum="100" chart:interval-major="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200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00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00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00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00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94cm" svg:height="6.959cm" xlink:href=".." xlink:type="simple" chart:class="chart:line" chart:style-name="ch1">
        <chart:legend chart:legend-position="end" svg:x="11.162cm" svg:y="2.184cm" style:legend-expansion="high" chart:style-name="ch2"/>
        <chart:plot-area chart:style-name="ch3" table:cell-range-address="Feuille6.A20:Feuille6.E32" svg:x="0.281cm" svg:y="0.139cm" svg:width="10.6cm" svg:height="6.681cm">
          <chartooo:coordinate-region svg:x="1.908cm" svg:y="0.338cm" svg:width="8.68cm" svg:height="5.83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6.A20:Feuille6.A32" chart:class="chart:line">
            <chart:data-point chart:repeated="13"/>
          </chart:series>
          <chart:series chart:style-name="ch8" chart:values-cell-range-address="Feuille6.B20:Feuille6.B32" chart:class="chart:line">
            <chart:data-point chart:repeated="13"/>
          </chart:series>
          <chart:series chart:style-name="ch9" chart:values-cell-range-address="Feuille6.C20:Feuille6.C32" chart:class="chart:line">
            <chart:data-point chart:repeated="13"/>
          </chart:series>
          <chart:series chart:style-name="ch10" chart:values-cell-range-address="Feuille6.D20:Feuille6.D32" chart:class="chart:line">
            <chart:data-point chart:repeated="13"/>
          </chart:series>
          <chart:series chart:style-name="ch11" chart:values-cell-range-address="Feuille6.E20:Feuille6.E3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6.A20:Feuille6.A32</svg:desc>
                </draw:g>
              </table:table-cell>
              <table:table-cell office:value-type="float" office:value="1">
                <text:p>1</text:p>
                <draw:g>
                  <svg:desc>Feuille6.B20:Feuille6.B32</svg:desc>
                </draw:g>
              </table:table-cell>
              <table:table-cell office:value-type="float" office:value="1">
                <text:p>1</text:p>
                <draw:g>
                  <svg:desc>Feuille6.C20:Feuille6.C32</svg:desc>
                </draw:g>
              </table:table-cell>
              <table:table-cell office:value-type="float" office:value="1">
                <text:p>1</text:p>
                <draw:g>
                  <svg:desc>Feuille6.D20:Feuille6.D32</svg:desc>
                </draw:g>
              </table:table-cell>
              <table:table-cell office:value-type="float" office:value="1">
                <text:p>1</text:p>
                <draw:g>
                  <svg:desc>Feuille6.E20:Feuille6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830928166741">
                <text:p>0.032830928166741</text:p>
              </table:table-cell>
              <table:table-cell office:value-type="float" office:value="0.119199794126781">
                <text:p>0.119199794126781</text:p>
              </table:table-cell>
              <table:table-cell office:value-type="float" office:value="0.999889775282159">
                <text:p>0.999889775282159</text:p>
              </table:table-cell>
              <table:table-cell office:value-type="float" office:value="0.999436363064581">
                <text:p>0.999436363064581</text:p>
              </table:table-cell>
              <table:table-cell office:value-type="float" office:value="0.032830928166741">
                <text:p>0.032830928166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3338232172375">
                <text:p>0.0000323338232172375</text:p>
              </table:table-cell>
              <table:table-cell office:value-type="float" office:value="0.00155957578881654">
                <text:p>0.00155957578881654</text:p>
              </table:table-cell>
              <table:table-cell office:value-type="float" office:value="0.99912931103247">
                <text:p>0.99912931103247</text:p>
              </table:table-cell>
              <table:table-cell office:value-type="float" office:value="0.996603060400129">
                <text:p>0.996603060400129</text:p>
              </table:table-cell>
              <table:table-cell office:value-type="float" office:value="0.0000323338232172375">
                <text:p>0.0000323338232172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715126160175973">
                <text:p>0.0000000000715126160175973</text:p>
              </table:table-cell>
              <table:table-cell office:value-type="float" office:value="0.00000219746301515339">
                <text:p>0.00000219746301515339</text:p>
              </table:table-cell>
              <table:table-cell office:value-type="float" office:value="0.994163157416034">
                <text:p>0.994163157416034</text:p>
              </table:table-cell>
              <table:table-cell office:value-type="float" office:value="0.983729204327618">
                <text:p>0.983729204327618</text:p>
              </table:table-cell>
              <table:table-cell office:value-type="float" office:value="0.0000000000715126160175973">
                <text:p>0.0000000000715126160175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851919697038E-016">
                <text:p>1.26851919697038E-016</text:p>
              </table:table-cell>
              <table:table-cell office:value-type="float" office:value="0.00000000000262132863216172">
                <text:p>0.00000000000262132863216172</text:p>
              </table:table-cell>
              <table:table-cell office:value-type="float" office:value="0.965890109866652">
                <text:p>0.965890109866652</text:p>
              </table:table-cell>
              <table:table-cell office:value-type="float" office:value="0.935939675937901">
                <text:p>0.935939675937901</text:p>
              </table:table-cell>
              <table:table-cell office:value-type="float" office:value="1.26851919697038E-016">
                <text:p>1.26851919697038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37234982658883E-016">
                <text:p>4.37234982658883E-016</text:p>
              </table:table-cell>
              <table:table-cell office:value-type="float" office:value="0.847321963138861">
                <text:p>0.847321963138861</text:p>
              </table:table-cell>
              <table:table-cell office:value-type="float" office:value="0.810083403957965">
                <text:p>0.81008340395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1119397887152">
                <text:p>0.561119397887152</text:p>
              </table:table-cell>
              <table:table-cell office:value-type="float" office:value="0.599698566127537">
                <text:p>0.599698566127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0454478598814">
                <text:p>0.230454478598814</text:p>
              </table:table-cell>
              <table:table-cell office:value-type="float" office:value="0.374016619788564">
                <text:p>0.374016619788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0906993878408">
                <text:p>0.0490906993878408</text:p>
              </table:table-cell>
              <table:table-cell office:value-type="float" office:value="0.199337923714528">
                <text:p>0.199337923714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53247749336166">
                <text:p>0.00353247749336166</text:p>
              </table:table-cell>
              <table:table-cell office:value-type="float" office:value="0.0901317783079274">
                <text:p>0.0901317783079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313969028826638">
                <text:p>0.0000313969028826638</text:p>
              </table:table-cell>
              <table:table-cell office:value-type="float" office:value="0.032661248700964">
                <text:p>0.032661248700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437283133090387">
                <text:p>0.00000000437283133090387</text:p>
              </table:table-cell>
              <table:table-cell office:value-type="float" office:value="0.00824553786627902">
                <text:p>0.0082455378662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4080173972143E-016">
                <text:p>6.14080173972143E-016</text:p>
              </table:table-cell>
              <table:table-cell office:value-type="float" office:value="0.00106794295403304">
                <text:p>0.001067942954033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0061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00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00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00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00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00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13cm" svg:height="7.844cm" xlink:href=".." xlink:type="simple" chart:class="chart:line" chart:style-name="ch1">
        <chart:legend chart:legend-position="end" svg:x="11.381cm" svg:y="2.627cm" style:legend-expansion="high" chart:style-name="ch2"/>
        <chart:plot-area chart:style-name="ch3" table:cell-range-address="Feuille2.A1:Feuille2.E13" svg:x="1.297cm" svg:y="0.156cm" svg:width="9.798cm" svg:height="6.551cm">
          <chartooo:coordinate-region svg:x="2.924cm" svg:y="0.355cm" svg:width="7.878cm" svg:height="5.705cm"/>
          <chart:axis chart:dimension="x" chart:name="primary-x" chart:style-name="ch4">
            <chart:title svg:x="5.424cm" svg:y="6.863cm" chart:style-name="ch5">
              <text:p># iteration</text:p>
            </chart:title>
            <chart:grid chart:style-name="ch6" chart:class="major"/>
          </chart:axis>
          <chart:axis chart:dimension="y" chart:name="primary-y" chart:style-name="ch7">
            <chart:title svg:x="0.451cm" svg:y="3.951cm" chart:style-name="ch8">
              <text:p>residu</text:p>
            </chart:title>
            <chart:grid chart:style-name="ch6" chart:class="major"/>
          </chart:axis>
          <chart:series chart:style-name="ch9" chart:values-cell-range-address="Feuille2.A1:Feuille2.A13" chart:class="chart:line">
            <chart:data-point chart:repeated="13"/>
          </chart:series>
          <chart:series chart:style-name="ch10" chart:values-cell-range-address="Feuille2.B1:Feuille2.B13" chart:class="chart:line">
            <chart:data-point chart:repeated="13"/>
          </chart:series>
          <chart:series chart:style-name="ch11" chart:values-cell-range-address="Feuille2.C1:Feuille2.C13" chart:class="chart:line">
            <chart:data-point chart:repeated="13"/>
          </chart:series>
          <chart:series chart:style-name="ch12" chart:values-cell-range-address="Feuille2.D1:Feuille2.D13" chart:class="chart:line">
            <chart:data-point chart:repeated="13"/>
          </chart:series>
          <chart:series chart:style-name="ch13" chart:values-cell-range-address="Feuille2.E1:Feuille2.E1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105753641702">
                <text:p>1.45105753641702</text:p>
                <draw:g>
                  <svg:desc>Feuille2.A1:Feuille2.A13</svg:desc>
                </draw:g>
              </table:table-cell>
              <table:table-cell office:value-type="float" office:value="0.722164142597463">
                <text:p>0.722164142597463</text:p>
                <draw:g>
                  <svg:desc>Feuille2.B1:Feuille2.B13</svg:desc>
                </draw:g>
              </table:table-cell>
              <table:table-cell office:value-type="float" office:value="1.1180339887499">
                <text:p>1.1180339887499</text:p>
                <draw:g>
                  <svg:desc>Feuille2.C1:Feuille2.C13</svg:desc>
                </draw:g>
              </table:table-cell>
              <table:table-cell office:value-type="float" office:value="0.01090020834939">
                <text:p>0.01090020834939</text:p>
                <draw:g>
                  <svg:desc>Feuille2.D1:Feuille2.D13</svg:desc>
                </draw:g>
              </table:table-cell>
              <table:table-cell office:value-type="float" office:value="1.14965970268144">
                <text:p>1.14965970268144</text:p>
                <draw:g>
                  <svg:desc>Feuille2.E1:Feuille2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193948689559">
                <text:p>1.15193948689559</text:p>
              </table:table-cell>
              <table:table-cell office:value-type="float" office:value="0.666418449944969">
                <text:p>0.666418449944969</text:p>
              </table:table-cell>
              <table:table-cell office:value-type="float" office:value="0.213336760685375">
                <text:p>0.213336760685375</text:p>
              </table:table-cell>
              <table:table-cell office:value-type="float" office:value="0.010899418203124">
                <text:p>0.010899418203124</text:p>
              </table:table-cell>
              <table:table-cell office:value-type="float" office:value="0.296223872618964">
                <text:p>0.296223872618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3933150711873">
                <text:p>0.923933150711873</text:p>
              </table:table-cell>
              <table:table-cell office:value-type="float" office:value="0.4577742964993">
                <text:p>0.4577742964993</text:p>
              </table:table-cell>
              <table:table-cell office:value-type="float" office:value="0.0443187077707629">
                <text:p>0.0443187077707629</text:p>
              </table:table-cell>
              <table:table-cell office:value-type="float" office:value="0.010892405913848">
                <text:p>0.010892405913848</text:p>
              </table:table-cell>
              <table:table-cell office:value-type="float" office:value="0.0582902579915301">
                <text:p>0.0582902579915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4671366689111">
                <text:p>0.894671366689111</text:p>
              </table:table-cell>
              <table:table-cell office:value-type="float" office:value="0.141633684047266">
                <text:p>0.141633684047266</text:p>
              </table:table-cell>
              <table:table-cell office:value-type="float" office:value="0.00858265978806519">
                <text:p>0.00858265978806519</text:p>
              </table:table-cell>
              <table:table-cell office:value-type="float" office:value="0.0108333086269811">
                <text:p>0.0108333086269811</text:p>
              </table:table-cell>
              <table:table-cell office:value-type="float" office:value="0.011767836999974">
                <text:p>0.011767836999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1680460311235">
                <text:p>0.871680460311235</text:p>
              </table:table-cell>
              <table:table-cell office:value-type="float" office:value="0.0381202477519038">
                <text:p>0.0381202477519038</text:p>
              </table:table-cell>
              <table:table-cell office:value-type="float" office:value="0.000927441165383847">
                <text:p>0.000927441165383847</text:p>
              </table:table-cell>
              <table:table-cell office:value-type="float" office:value="0.0104033183327277">
                <text:p>0.0104033183327277</text:p>
              </table:table-cell>
              <table:table-cell office:value-type="float" office:value="0.00149652002094866">
                <text:p>0.00149652002094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396827967869">
                <text:p>0.85396827967869</text:p>
              </table:table-cell>
              <table:table-cell office:value-type="float" office:value="0.0327697339208785">
                <text:p>0.0327697339208785</text:p>
              </table:table-cell>
              <table:table-cell office:value-type="float" office:value="0.0000178921970201418">
                <text:p>0.0000178921970201418</text:p>
              </table:table-cell>
              <table:table-cell office:value-type="float" office:value="0.00825913455182603">
                <text:p>0.00825913455182603</text:p>
              </table:table-cell>
              <table:table-cell office:value-type="float" office:value="0.0000444387919813494">
                <text:p>0.0000444387919813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0179845998768">
                <text:p>0.840179845998768</text:p>
              </table:table-cell>
              <table:table-cell office:value-type="float" office:value="0.0303821648741674">
                <text:p>0.0303821648741674</text:p>
              </table:table-cell>
              <table:table-cell office:value-type="float" office:value="0.00000000721604517806007">
                <text:p>0.00000000721604517806007</text:p>
              </table:table-cell>
              <table:table-cell office:value-type="float" office:value="0.00341537493520574">
                <text:p>0.00341537493520574</text:p>
              </table:table-cell>
              <table:table-cell office:value-type="float" office:value="0.0000000444056321713404">
                <text:p>0.0000000444056321713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9250077040132">
                <text:p>0.829250077040132</text:p>
              </table:table-cell>
              <table:table-cell office:value-type="float" office:value="0.0290213302825937">
                <text:p>0.0290213302825937</text:p>
              </table:table-cell>
              <table:table-cell office:value-type="float" office:value="1.13797860024079E-015">
                <text:p>1.13797860024079E-015</text:p>
              </table:table-cell>
              <table:table-cell office:value-type="float" office:value="0.000342674249730029">
                <text:p>0.000342674249730029</text:p>
              </table:table-cell>
              <table:table-cell office:value-type="float" office:value="0.0000000000000445478372084178">
                <text:p>0.0000000000000445478372084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0422352369254">
                <text:p>0.820422352369254</text:p>
              </table:table-cell>
              <table:table-cell office:value-type="float" office:value="0.0281402485714643">
                <text:p>0.0281402485714643</text:p>
              </table:table-cell>
              <table:table-cell office:value-type="float" office:value="NaN">
                <text:p>NaN</text:p>
              </table:table-cell>
              <table:table-cell office:value-type="float" office:value="0.00000271572685628385">
                <text:p>0.00000271572685628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3167749099633">
                <text:p>0.813167749099633</text:p>
              </table:table-cell>
              <table:table-cell office:value-type="float" office:value="0.0275226312018964">
                <text:p>0.0275226312018964</text:p>
              </table:table-cell>
              <table:table-cell office:value-type="float" office:value="NaN">
                <text:p>NaN</text:p>
              </table:table-cell>
              <table:table-cell office:value-type="float" office:value="0.000000000166459762640699">
                <text:p>0.000000000166459762640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7113204076548">
                <text:p>0.807113204076548</text:p>
              </table:table-cell>
              <table:table-cell office:value-type="float" office:value="0.0270654318918932">
                <text:p>0.0270654318918932</text:p>
              </table:table-cell>
              <table:table-cell office:value-type="float" office:value="NaN">
                <text:p>NaN</text:p>
              </table:table-cell>
              <table:table-cell office:value-type="float" office:value="5.55111512312578E-017">
                <text:p>5.55111512312578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1991131295987">
                <text:p>0.801991131295987</text:p>
              </table:table-cell>
              <table:table-cell office:value-type="float" office:value="0.0267132216008963">
                <text:p>0.026713221600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7605973396465">
                <text:p>0.797605973396465</text:p>
              </table:table-cell>
              <table:table-cell office:value-type="float" office:value="0.0264335028026571">
                <text:p>0.026433502802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0061">
      <style:chart-properties chart:display-label="true" chart:logarithmic="true" chart:minimum="1E-018" chart:maximum="100" chart:interval-major="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200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00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00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00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00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94cm" svg:height="6.959cm" xlink:href=".." xlink:type="simple" chart:class="chart:line" chart:style-name="ch1">
        <chart:legend chart:legend-position="end" svg:x="11.162cm" svg:y="2.184cm" style:legend-expansion="high" chart:style-name="ch2"/>
        <chart:plot-area chart:style-name="ch3" table:cell-range-address="Feuille2.A20:Feuille2.E32" svg:x="0.281cm" svg:y="0.139cm" svg:width="10.6cm" svg:height="6.681cm">
          <chartooo:coordinate-region svg:x="1.908cm" svg:y="0.338cm" svg:width="8.68cm" svg:height="5.83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2.A20:Feuille2.A32" chart:class="chart:line">
            <chart:data-point chart:repeated="13"/>
          </chart:series>
          <chart:series chart:style-name="ch8" chart:values-cell-range-address="Feuille2.B20:Feuille2.B32" chart:class="chart:line">
            <chart:data-point chart:repeated="13"/>
          </chart:series>
          <chart:series chart:style-name="ch9" chart:values-cell-range-address="Feuille2.C20:Feuille2.C32" chart:class="chart:line">
            <chart:data-point chart:repeated="13"/>
          </chart:series>
          <chart:series chart:style-name="ch10" chart:values-cell-range-address="Feuille2.D20:Feuille2.D32" chart:class="chart:line">
            <chart:data-point chart:repeated="13"/>
          </chart:series>
          <chart:series chart:style-name="ch11" chart:values-cell-range-address="Feuille2.E20:Feuille2.E3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2.A20:Feuille2.A32</svg:desc>
                </draw:g>
              </table:table-cell>
              <table:table-cell office:value-type="float" office:value="1">
                <text:p>1</text:p>
                <draw:g>
                  <svg:desc>Feuille2.B20:Feuille2.B32</svg:desc>
                </draw:g>
              </table:table-cell>
              <table:table-cell office:value-type="float" office:value="1">
                <text:p>1</text:p>
                <draw:g>
                  <svg:desc>Feuille2.C20:Feuille2.C32</svg:desc>
                </draw:g>
              </table:table-cell>
              <table:table-cell office:value-type="float" office:value="1">
                <text:p>1</text:p>
                <draw:g>
                  <svg:desc>Feuille2.D20:Feuille2.D32</svg:desc>
                </draw:g>
              </table:table-cell>
              <table:table-cell office:value-type="float" office:value="1">
                <text:p>1</text:p>
                <draw:g>
                  <svg:desc>Feuille2.E20:Feuille2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3862033713689">
                <text:p>0.793862033713689</text:p>
              </table:table-cell>
              <table:table-cell office:value-type="float" office:value="0.922807448661201">
                <text:p>0.922807448661201</text:p>
              </table:table-cell>
              <table:table-cell office:value-type="float" office:value="0.190814199596842">
                <text:p>0.190814199596842</text:p>
              </table:table-cell>
              <table:table-cell office:value-type="float" office:value="0.999927510902485">
                <text:p>0.999927510902485</text:p>
              </table:table-cell>
              <table:table-cell office:value-type="float" office:value="0.257662221201682">
                <text:p>0.257662221201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6730885939414">
                <text:p>0.636730885939414</text:p>
              </table:table-cell>
              <table:table-cell office:value-type="float" office:value="0.633892309929413">
                <text:p>0.633892309929413</text:p>
              </table:table-cell>
              <table:table-cell office:value-type="float" office:value="0.0396398573001496">
                <text:p>0.0396398573001496</text:p>
              </table:table-cell>
              <table:table-cell office:value-type="float" office:value="0.999284193907871">
                <text:p>0.999284193907871</text:p>
              </table:table-cell>
              <table:table-cell office:value-type="float" office:value="0.0507021841816107">
                <text:p>0.0507021841816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6565052891184">
                <text:p>0.616565052891184</text:p>
              </table:table-cell>
              <table:table-cell office:value-type="float" office:value="0.196123949796014">
                <text:p>0.196123949796014</text:p>
              </table:table-cell>
              <table:table-cell office:value-type="float" office:value="0.00767656428554708">
                <text:p>0.00767656428554708</text:p>
              </table:table-cell>
              <table:table-cell office:value-type="float" office:value="0.993862528103636">
                <text:p>0.993862528103636</text:p>
              </table:table-cell>
              <table:table-cell office:value-type="float" office:value="0.0102359306606355">
                <text:p>0.0102359306606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0720811156535">
                <text:p>0.600720811156535</text:p>
              </table:table-cell>
              <table:table-cell office:value-type="float" office:value="0.0527861264542903">
                <text:p>0.0527861264542903</text:p>
              </table:table-cell>
              <table:table-cell office:value-type="float" office:value="0.000829528596371962">
                <text:p>0.000829528596371962</text:p>
              </table:table-cell>
              <table:table-cell office:value-type="float" office:value="0.95441463128637">
                <text:p>0.95441463128637</text:p>
              </table:table-cell>
              <table:table-cell office:value-type="float" office:value="0.00130170694637571">
                <text:p>0.00130170694637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8514416724871">
                <text:p>0.588514416724871</text:p>
              </table:table-cell>
              <table:table-cell office:value-type="float" office:value="0.0453771268717567">
                <text:p>0.0453771268717567</text:p>
              </table:table-cell>
              <table:table-cell office:value-type="float" office:value="0.0000160032675215425">
                <text:p>0.0000160032675215425</text:p>
              </table:table-cell>
              <table:table-cell office:value-type="float" office:value="0.757704282990905">
                <text:p>0.757704282990905</text:p>
              </table:table-cell>
              <table:table-cell office:value-type="float" office:value="0.0000386538659028419">
                <text:p>0.0000386538659028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9012082507326">
                <text:p>0.579012082507326</text:p>
              </table:table-cell>
              <table:table-cell office:value-type="float" office:value="0.0420709961656217">
                <text:p>0.0420709961656217</text:p>
              </table:table-cell>
              <table:table-cell office:value-type="float" office:value="0.00000000645422701874076">
                <text:p>0.00000000645422701874076</text:p>
              </table:table-cell>
              <table:table-cell office:value-type="float" office:value="0.313331160811882">
                <text:p>0.313331160811882</text:p>
              </table:table-cell>
              <table:table-cell office:value-type="float" office:value="0.000000038625022750445">
                <text:p>0.000000038625022750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1479804369255">
                <text:p>0.571479804369255</text:p>
              </table:table-cell>
              <table:table-cell office:value-type="float" office:value="0.0401866121159249">
                <text:p>0.0401866121159249</text:p>
              </table:table-cell>
              <table:table-cell office:value-type="float" office:value="1.01783900283138E-015">
                <text:p>1.01783900283138E-015</text:p>
              </table:table-cell>
              <table:table-cell office:value-type="float" office:value="0.0314374036482712">
                <text:p>0.0314374036482712</text:p>
              </table:table-cell>
              <table:table-cell office:value-type="float" office:value="0.0000000000000387487159065553">
                <text:p>0.0000000000000387487159065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5396155410252">
                <text:p>0.565396155410252</text:p>
              </table:table-cell>
              <table:table-cell office:value-type="float" office:value="0.0389665547090861">
                <text:p>0.0389665547090861</text:p>
              </table:table-cell>
              <table:table-cell office:value-type="float" office:value="0">
                <text:p>0</text:p>
              </table:table-cell>
              <table:table-cell office:value-type="float" office:value="0.000249144490567084">
                <text:p>0.000249144490567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0396627074846">
                <text:p>0.560396627074846</text:p>
              </table:table-cell>
              <table:table-cell office:value-type="float" office:value="0.0381113234214367">
                <text:p>0.0381113234214367</text:p>
              </table:table-cell>
              <table:table-cell office:value-type="float" office:value="0">
                <text:p>0</text:p>
              </table:table-cell>
              <table:table-cell office:value-type="float" office:value="0.0000000152712459528367">
                <text:p>0.0000000152712459528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6224121939016">
                <text:p>0.556224121939016</text:p>
              </table:table-cell>
              <table:table-cell office:value-type="float" office:value="0.0374782273106843">
                <text:p>0.0374782273106843</text:p>
              </table:table-cell>
              <table:table-cell office:value-type="float" office:value="0">
                <text:p>0</text:p>
              </table:table-cell>
              <table:table-cell office:value-type="float" office:value="5.092668823561E-015">
                <text:p>5.09266882356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2694232426014">
                <text:p>0.552694232426014</text:p>
              </table:table-cell>
              <table:table-cell office:value-type="float" office:value="0.036990512302113">
                <text:p>0.03699051230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9672189681692">
                <text:p>0.549672189681692</text:p>
              </table:table-cell>
              <table:table-cell office:value-type="float" office:value="0.0366031782020937">
                <text:p>0.0366031782020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0061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00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00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00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00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00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13cm" svg:height="7.844cm" xlink:href=".." xlink:type="simple" chart:class="chart:line" chart:style-name="ch1">
        <chart:legend chart:legend-position="end" svg:x="11.381cm" svg:y="2.627cm" style:legend-expansion="high" chart:style-name="ch2"/>
        <chart:plot-area chart:style-name="ch3" table:cell-range-address="Feuille1.A1:Feuille1.E13" svg:x="1.297cm" svg:y="0.156cm" svg:width="9.798cm" svg:height="6.551cm">
          <chartooo:coordinate-region svg:x="2.924cm" svg:y="0.355cm" svg:width="7.878cm" svg:height="5.705cm"/>
          <chart:axis chart:dimension="x" chart:name="primary-x" chart:style-name="ch4">
            <chart:title svg:x="5.424cm" svg:y="6.863cm" chart:style-name="ch5">
              <text:p># iteration</text:p>
            </chart:title>
            <chart:grid chart:style-name="ch6" chart:class="major"/>
          </chart:axis>
          <chart:axis chart:dimension="y" chart:name="primary-y" chart:style-name="ch7">
            <chart:title svg:x="0.451cm" svg:y="3.951cm" chart:style-name="ch8">
              <text:p>residu</text:p>
            </chart:title>
            <chart:grid chart:style-name="ch6" chart:class="major"/>
          </chart:axis>
          <chart:series chart:style-name="ch9" chart:values-cell-range-address="Feuille1.A1:Feuille1.A13" chart:class="chart:line">
            <chart:data-point chart:repeated="13"/>
          </chart:series>
          <chart:series chart:style-name="ch10" chart:values-cell-range-address="Feuille1.B1:Feuille1.B13" chart:class="chart:line">
            <chart:data-point chart:repeated="13"/>
          </chart:series>
          <chart:series chart:style-name="ch11" chart:values-cell-range-address="Feuille1.C1:Feuille1.C13" chart:class="chart:line">
            <chart:data-point chart:repeated="13"/>
          </chart:series>
          <chart:series chart:style-name="ch12" chart:values-cell-range-address="Feuille1.D1:Feuille1.D13" chart:class="chart:line">
            <chart:data-point chart:repeated="13"/>
          </chart:series>
          <chart:series chart:style-name="ch13" chart:values-cell-range-address="Feuille1.E1:Feuille1.E1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6192765015222">
                <text:p>2.16192765015222</text:p>
                <draw:g>
                  <svg:desc>Feuille1.A1:Feuille1.A13</svg:desc>
                </draw:g>
              </table:table-cell>
              <table:table-cell office:value-type="float" office:value="0.346143183847788">
                <text:p>0.346143183847788</text:p>
                <draw:g>
                  <svg:desc>Feuille1.B1:Feuille1.B13</svg:desc>
                </draw:g>
              </table:table-cell>
              <table:table-cell office:value-type="float" office:value="1.13441614819359">
                <text:p>1.13441614819359</text:p>
                <draw:g>
                  <svg:desc>Feuille1.C1:Feuille1.C13</svg:desc>
                </draw:g>
              </table:table-cell>
              <table:table-cell office:value-type="float" office:value="0.957548955454671">
                <text:p>0.957548955454671</text:p>
                <draw:g>
                  <svg:desc>Feuille1.D1:Feuille1.D13</svg:desc>
                </draw:g>
              </table:table-cell>
              <table:table-cell office:value-type="float" office:value="0.927165607582701">
                <text:p>0.927165607582701</text:p>
                <draw:g>
                  <svg:desc>Feuille1.E1:Feuille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7402672127236">
                <text:p>0.407402672127236</text:p>
              </table:table-cell>
              <table:table-cell office:value-type="float" office:value="0.0257332502900215">
                <text:p>0.0257332502900215</text:p>
              </table:table-cell>
              <table:table-cell office:value-type="float" office:value="0.0923829690877009">
                <text:p>0.0923829690877009</text:p>
              </table:table-cell>
              <table:table-cell office:value-type="float" office:value="0.238591299460091">
                <text:p>0.238591299460091</text:p>
              </table:table-cell>
              <table:table-cell office:value-type="float" office:value="0.454275630986272">
                <text:p>0.454275630986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69695327927">
                <text:p>0.4069695327927</text:p>
              </table:table-cell>
              <table:table-cell office:value-type="float" office:value="0.0000712335400645535">
                <text:p>0.0000712335400645535</text:p>
              </table:table-cell>
              <table:table-cell office:value-type="float" office:value="0.00147317371671042">
                <text:p>0.00147317371671042</text:p>
              </table:table-cell>
              <table:table-cell office:value-type="float" office:value="0.188024526325319">
                <text:p>0.188024526325319</text:p>
              </table:table-cell>
              <table:table-cell office:value-type="float" office:value="0.346398463731565">
                <text:p>0.346398463731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6563473690245">
                <text:p>0.406563473690245</text:p>
              </table:table-cell>
              <table:table-cell office:value-type="float" office:value="0.000000000405700057484665">
                <text:p>0.000000000405700057484665</text:p>
              </table:table-cell>
              <table:table-cell office:value-type="float" office:value="0.000000763019637987719">
                <text:p>0.000000763019637987719</text:p>
              </table:table-cell>
              <table:table-cell office:value-type="float" office:value="0.168409967156779">
                <text:p>0.168409967156779</text:p>
              </table:table-cell>
              <table:table-cell office:value-type="float" office:value="0.30491794044921">
                <text:p>0.30491794044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6182040292332">
                <text:p>0.406182040292332</text:p>
              </table:table-cell>
              <table:table-cell office:value-type="float" office:value="7.0763110837546E-017">
                <text:p>7.0763110837546E-017</text:p>
              </table:table-cell>
              <table:table-cell office:value-type="float" office:value="0.000000000000217759976988058">
                <text:p>0.000000000000217759976988058</text:p>
              </table:table-cell>
              <table:table-cell office:value-type="float" office:value="0.158190175943655">
                <text:p>0.158190175943655</text:p>
              </table:table-cell>
              <table:table-cell office:value-type="float" office:value="0.283897605279654">
                <text:p>0.283897605279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5823065308689">
                <text:p>0.40582306530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952839034878">
                <text:p>0.151952839034878</text:p>
              </table:table-cell>
              <table:table-cell office:value-type="float" office:value="0.271355556737993">
                <text:p>0.271355556737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5484627941597">
                <text:p>0.40548462794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758681743822">
                <text:p>0.147758681743822</text:p>
              </table:table-cell>
              <table:table-cell office:value-type="float" office:value="0.26306543968249">
                <text:p>0.26306543968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5165019874878">
                <text:p>0.405165019874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748250734573">
                <text:p>0.144748250734573</text:p>
              </table:table-cell>
              <table:table-cell office:value-type="float" office:value="0.257193020403242">
                <text:p>0.257193020403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862716734724">
                <text:p>0.40486271673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483750239291">
                <text:p>0.142483750239291</text:p>
              </table:table-cell>
              <table:table-cell office:value-type="float" office:value="0.252821313095838">
                <text:p>0.252821313095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4576354023434">
                <text:p>0.40457635402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719157448554">
                <text:p>0.140719157448554</text:p>
              </table:table-cell>
              <table:table-cell office:value-type="float" office:value="0.249443090028035">
                <text:p>0.249443090028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4304706729973">
                <text:p>0.404304706729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30573876581">
                <text:p>0.13930573876581</text:p>
              </table:table-cell>
              <table:table-cell office:value-type="float" office:value="0.24675573740562">
                <text:p>0.24675573740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4046671979063">
                <text:p>0.40404667197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14834899395">
                <text:p>0.13814834899395</text:p>
              </table:table-cell>
              <table:table-cell office:value-type="float" office:value="0.244567820508383">
                <text:p>0.244567820508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3801254203918">
                <text:p>0.40380125420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183319409857">
                <text:p>0.137183319409857</text:p>
              </table:table-cell>
              <table:table-cell office:value-type="float" office:value="0.242752447495024">
                <text:p>0.2427524474950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0061">
      <style:chart-properties chart:display-label="true" chart:logarithmic="true" chart:minimum="1E-018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200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00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00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00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00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94cm" svg:height="6.959cm" xlink:href=".." xlink:type="simple" chart:class="chart:line" chart:style-name="ch1">
        <chart:legend chart:legend-position="end" svg:x="11.162cm" svg:y="2.184cm" style:legend-expansion="high" chart:style-name="ch2"/>
        <chart:plot-area chart:style-name="ch3" table:cell-range-address="Feuille1.A20:Feuille1.E32" svg:x="0.281cm" svg:y="0.139cm" svg:width="10.6cm" svg:height="6.681cm">
          <chartooo:coordinate-region svg:x="1.908cm" svg:y="0.338cm" svg:width="8.68cm" svg:height="5.83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1.A20:Feuille1.A32" chart:class="chart:line">
            <chart:data-point chart:repeated="13"/>
          </chart:series>
          <chart:series chart:style-name="ch8" chart:values-cell-range-address="Feuille1.B20:Feuille1.B32" chart:class="chart:line">
            <chart:data-point chart:repeated="13"/>
          </chart:series>
          <chart:series chart:style-name="ch9" chart:values-cell-range-address="Feuille1.C20:Feuille1.C32" chart:class="chart:line">
            <chart:data-point chart:repeated="13"/>
          </chart:series>
          <chart:series chart:style-name="ch10" chart:values-cell-range-address="Feuille1.D20:Feuille1.D32" chart:class="chart:line">
            <chart:data-point chart:repeated="13"/>
          </chart:series>
          <chart:series chart:style-name="ch11" chart:values-cell-range-address="Feuille1.E20:Feuille1.E3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0:Feuille1.A32</svg:desc>
                </draw:g>
              </table:table-cell>
              <table:table-cell office:value-type="float" office:value="1">
                <text:p>1</text:p>
                <draw:g>
                  <svg:desc>Feuille1.B20:Feuille1.B32</svg:desc>
                </draw:g>
              </table:table-cell>
              <table:table-cell office:value-type="float" office:value="1">
                <text:p>1</text:p>
                <draw:g>
                  <svg:desc>Feuille1.C20:Feuille1.C32</svg:desc>
                </draw:g>
              </table:table-cell>
              <table:table-cell office:value-type="float" office:value="1">
                <text:p>1</text:p>
                <draw:g>
                  <svg:desc>Feuille1.D20:Feuille1.D32</svg:desc>
                </draw:g>
              </table:table-cell>
              <table:table-cell office:value-type="float" office:value="1">
                <text:p>1</text:p>
                <draw:g>
                  <svg:desc>Feuille1.E20:Feuille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8444174854117">
                <text:p>0.188444174854117</text:p>
              </table:table-cell>
              <table:table-cell office:value-type="float" office:value="0.0743427907606507">
                <text:p>0.0743427907606507</text:p>
              </table:table-cell>
              <table:table-cell office:value-type="float" office:value="0.0814365779566951">
                <text:p>0.0814365779566951</text:p>
              </table:table-cell>
              <table:table-cell office:value-type="float" office:value="0.249168774192648">
                <text:p>0.249168774192648</text:p>
              </table:table-cell>
              <table:table-cell office:value-type="float" office:value="0.489961693219679">
                <text:p>0.489961693219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8243826181716">
                <text:p>0.188243826181716</text:p>
              </table:table-cell>
              <table:table-cell office:value-type="float" office:value="0.000205792121262389">
                <text:p>0.000205792121262389</text:p>
              </table:table-cell>
              <table:table-cell office:value-type="float" office:value="0.00129861842945048">
                <text:p>0.00129861842945048</text:p>
              </table:table-cell>
              <table:table-cell office:value-type="float" office:value="0.196360222894338">
                <text:p>0.196360222894338</text:p>
              </table:table-cell>
              <table:table-cell office:value-type="float" office:value="0.373610130594352">
                <text:p>0.373610130594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8056003475241">
                <text:p>0.188056003475241</text:p>
              </table:table-cell>
              <table:table-cell office:value-type="float" office:value="0.00000000117205849028957">
                <text:p>0.00000000117205849028957</text:p>
              </table:table-cell>
              <table:table-cell office:value-type="float" office:value="0.000000672609993433829">
                <text:p>0.000000672609993433829</text:p>
              </table:table-cell>
              <table:table-cell office:value-type="float" office:value="0.175876090927188">
                <text:p>0.175876090927188</text:p>
              </table:table-cell>
              <table:table-cell office:value-type="float" office:value="0.328871064624787">
                <text:p>0.328871064624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7879571392564">
                <text:p>0.187879571392564</text:p>
              </table:table-cell>
              <table:table-cell office:value-type="float" office:value="2.04433061633428E-016">
                <text:p>2.04433061633428E-016</text:p>
              </table:table-cell>
              <table:table-cell office:value-type="float" office:value="0.000000000000191957754951579">
                <text:p>0.000000000000191957754951579</text:p>
              </table:table-cell>
              <table:table-cell office:value-type="float" office:value="0.165203225425212">
                <text:p>0.165203225425212</text:p>
              </table:table-cell>
              <table:table-cell office:value-type="float" office:value="0.306199456664306">
                <text:p>0.306199456664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7713527453204">
                <text:p>0.187713527453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8689368485318">
                <text:p>0.158689368485318</text:p>
              </table:table-cell>
              <table:table-cell office:value-type="float" office:value="0.292672155350401">
                <text:p>0.292672155350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7556983191851">
                <text:p>0.187556983191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309271502115">
                <text:p>0.154309271502115</text:p>
              </table:table-cell>
              <table:table-cell office:value-type="float" office:value="0.28373080011925">
                <text:p>0.28373080011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409148426567">
                <text:p>0.187409148426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1165378970982">
                <text:p>0.151165378970982</text:p>
              </table:table-cell>
              <table:table-cell office:value-type="float" office:value="0.277397067255109">
                <text:p>0.277397067255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7269318057992">
                <text:p>0.187269318057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8800486312093">
                <text:p>0.148800486312093</text:p>
              </table:table-cell>
              <table:table-cell office:value-type="float" office:value="0.272681936245448">
                <text:p>0.272681936245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7136860937482">
                <text:p>0.187136860937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6957663779955">
                <text:p>0.146957663779955</text:p>
              </table:table-cell>
              <table:table-cell office:value-type="float" office:value="0.269038333592184">
                <text:p>0.269038333592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011210435976">
                <text:p>0.187011210435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5481583967332">
                <text:p>0.145481583967332</text:p>
              </table:table-cell>
              <table:table-cell office:value-type="float" office:value="0.266139873381369">
                <text:p>0.266139873381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6891856418329">
                <text:p>0.186891856418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4272883602441">
                <text:p>0.144272883602441</text:p>
              </table:table-cell>
              <table:table-cell office:value-type="float" office:value="0.263780082552909">
                <text:p>0.263780082552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778338384953">
                <text:p>0.186778338384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3265071334884">
                <text:p>0.143265071334884</text:p>
              </table:table-cell>
              <table:table-cell office:value-type="float" office:value="0.261822101153996">
                <text:p>0.2618221011539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